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51368" style:font-weight-asian="bold" style:font-weight-complex="bold"/>
    </style:style>
    <style:style style:name="P3" style:family="paragraph" style:parent-style-name="Standard">
      <style:text-properties fo:font-weight="bold" officeooo:paragraph-rsid="005cea54" style:font-weight-asian="bold" style:font-weight-complex="bold"/>
    </style:style>
    <style:style style:name="P4" style:family="paragraph" style:parent-style-name="Standard">
      <style:text-properties fo:font-weight="bold" officeooo:paragraph-rsid="011f1c3c" style:font-weight-asian="bold" style:font-weight-complex="bold"/>
    </style:style>
    <style:style style:name="P5" style:family="paragraph" style:parent-style-name="Standard">
      <style:text-properties fo:font-weight="bold" officeooo:paragraph-rsid="01218ecc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98b68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9d6a0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a7669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paragraph-rsid="00a7669b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paragraph-rsid="0098b68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paragraph-rsid="009d65c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bold" officeooo:paragraph-rsid="009d6a0c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paragraph-rsid="0098b68f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paragraph-rsid="009d6a0c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text-underline-style="none" fo:font-weight="normal" style:font-weight-asian="normal" style:font-weight-complex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text-properties fo:font-weight="normal" officeooo:paragraph-rsid="0088e565" style:font-weight-asian="normal" style:font-weight-complex="normal"/>
    </style:style>
    <style:style style:name="P23" style:family="paragraph" style:parent-style-name="Standard">
      <style:text-properties officeooo:paragraph-rsid="000cb769"/>
    </style:style>
    <style:style style:name="P24" style:family="paragraph" style:parent-style-name="Standard">
      <style:text-properties officeooo:paragraph-rsid="000ee1c3"/>
    </style:style>
    <style:style style:name="P25" style:family="paragraph" style:parent-style-name="Standard">
      <style:text-properties officeooo:paragraph-rsid="0014e6c1"/>
    </style:style>
    <style:style style:name="P26" style:family="paragraph" style:parent-style-name="Standard">
      <style:text-properties officeooo:paragraph-rsid="0017dd13"/>
    </style:style>
    <style:style style:name="P27" style:family="paragraph" style:parent-style-name="Standard">
      <style:text-properties officeooo:paragraph-rsid="0020aa22"/>
    </style:style>
    <style:style style:name="P28" style:family="paragraph" style:parent-style-name="Standard">
      <style:text-properties officeooo:paragraph-rsid="00251368"/>
    </style:style>
    <style:style style:name="P29" style:family="paragraph" style:parent-style-name="Standard">
      <style:text-properties officeooo:paragraph-rsid="004ad916"/>
    </style:style>
    <style:style style:name="P30" style:family="paragraph" style:parent-style-name="Standard">
      <style:text-properties officeooo:paragraph-rsid="004c4342"/>
    </style:style>
    <style:style style:name="P31" style:family="paragraph" style:parent-style-name="Standard">
      <style:text-properties officeooo:paragraph-rsid="004d05ec"/>
    </style:style>
    <style:style style:name="P32" style:family="paragraph" style:parent-style-name="Standard">
      <style:text-properties officeooo:paragraph-rsid="004d41f0"/>
    </style:style>
    <style:style style:name="P33" style:family="paragraph" style:parent-style-name="Standard">
      <style:text-properties officeooo:paragraph-rsid="004de293"/>
    </style:style>
    <style:style style:name="P34" style:family="paragraph" style:parent-style-name="Standard">
      <style:text-properties officeooo:paragraph-rsid="004f857d"/>
    </style:style>
    <style:style style:name="P35" style:family="paragraph" style:parent-style-name="Standard">
      <style:text-properties officeooo:paragraph-rsid="0067a6ef"/>
    </style:style>
    <style:style style:name="P36" style:family="paragraph" style:parent-style-name="Standard">
      <style:text-properties officeooo:paragraph-rsid="007173cc"/>
    </style:style>
    <style:style style:name="P37" style:family="paragraph" style:parent-style-name="Standard">
      <style:text-properties officeooo:paragraph-rsid="0071f9a2"/>
    </style:style>
    <style:style style:name="P38" style:family="paragraph" style:parent-style-name="Standard">
      <style:text-properties officeooo:paragraph-rsid="0074f26b"/>
    </style:style>
    <style:style style:name="P39" style:family="paragraph" style:parent-style-name="Standard">
      <style:text-properties officeooo:paragraph-rsid="007996d4"/>
    </style:style>
    <style:style style:name="P40" style:family="paragraph" style:parent-style-name="Standard">
      <style:text-properties officeooo:paragraph-rsid="007b8814"/>
    </style:style>
    <style:style style:name="P41" style:family="paragraph" style:parent-style-name="Standard">
      <style:text-properties officeooo:paragraph-rsid="007da480"/>
    </style:style>
    <style:style style:name="P42" style:family="paragraph" style:parent-style-name="Standard">
      <style:text-properties officeooo:paragraph-rsid="00814c30"/>
    </style:style>
    <style:style style:name="P43" style:family="paragraph" style:parent-style-name="Standard">
      <style:text-properties officeooo:paragraph-rsid="00842e93"/>
    </style:style>
    <style:style style:name="P44" style:family="paragraph" style:parent-style-name="Standard">
      <style:text-properties officeooo:paragraph-rsid="00850403"/>
    </style:style>
    <style:style style:name="P45" style:family="paragraph" style:parent-style-name="Standard">
      <style:text-properties officeooo:paragraph-rsid="008ce76f"/>
    </style:style>
    <style:style style:name="P46" style:family="paragraph" style:parent-style-name="Standard">
      <style:text-properties officeooo:paragraph-rsid="008ec72f"/>
    </style:style>
    <style:style style:name="P47" style:family="paragraph" style:parent-style-name="Standard">
      <style:text-properties officeooo:paragraph-rsid="00c699a5"/>
    </style:style>
    <style:style style:name="P48" style:family="paragraph" style:parent-style-name="Standard">
      <style:text-properties officeooo:paragraph-rsid="00c8962c"/>
    </style:style>
    <style:style style:name="P49" style:family="paragraph" style:parent-style-name="Standard">
      <style:text-properties officeooo:paragraph-rsid="00d54afa"/>
    </style:style>
    <style:style style:name="P50" style:family="paragraph" style:parent-style-name="Standard">
      <style:text-properties officeooo:paragraph-rsid="00eb0a80"/>
    </style:style>
    <style:style style:name="P51" style:family="paragraph" style:parent-style-name="Standard">
      <style:text-properties officeooo:paragraph-rsid="00ec137a"/>
    </style:style>
    <style:style style:name="P52" style:family="paragraph" style:parent-style-name="Standard">
      <style:text-properties officeooo:paragraph-rsid="00eca11d"/>
    </style:style>
    <style:style style:name="P53" style:family="paragraph" style:parent-style-name="Standard">
      <style:text-properties officeooo:paragraph-rsid="00ed224a"/>
    </style:style>
    <style:style style:name="P54" style:family="paragraph" style:parent-style-name="Standard">
      <style:text-properties officeooo:paragraph-rsid="00f11d99"/>
    </style:style>
    <style:style style:name="P55" style:family="paragraph" style:parent-style-name="Standard">
      <style:text-properties officeooo:paragraph-rsid="01000c1a"/>
    </style:style>
    <style:style style:name="P56" style:family="paragraph" style:parent-style-name="Standard">
      <style:text-properties officeooo:paragraph-rsid="01015e1f"/>
    </style:style>
    <style:style style:name="P57" style:family="paragraph" style:parent-style-name="Standard">
      <style:text-properties officeooo:paragraph-rsid="011403d5"/>
    </style:style>
    <style:style style:name="P58" style:family="paragraph" style:parent-style-name="Standard">
      <style:text-properties officeooo:paragraph-rsid="0133beb5"/>
    </style:style>
    <style:style style:name="P59" style:family="paragraph" style:parent-style-name="Standard">
      <style:text-properties officeooo:paragraph-rsid="013775a3"/>
    </style:style>
    <style:style style:name="P60" style:family="paragraph" style:parent-style-name="Standard">
      <style:text-properties officeooo:paragraph-rsid="0137e4a9"/>
    </style:style>
    <style:style style:name="P61" style:family="paragraph" style:parent-style-name="Standard">
      <style:text-properties fo:font-size="12pt" fo:font-style="italic" fo:font-weight="bold" officeooo:rsid="00109581" officeooo:paragraph-rsid="0098b68f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text-properties fo:font-size="12pt" style:text-underline-style="none" fo:font-weight="normal" officeooo:rsid="001e9ae4" officeooo:paragraph-rsid="009d65c2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1e9ae4" officeooo:paragraph-rsid="009d6a0c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paragraph-rsid="009d6a0c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paragraph-rsid="00a7669b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weight="normal" officeooo:rsid="005cea54" officeooo:paragraph-rsid="005cea54" style:font-weight-asian="normal" style:font-weight-complex="normal"/>
    </style:style>
    <style:style style:name="P67" style:family="paragraph" style:parent-style-name="Standard">
      <style:text-properties fo:font-weight="normal" officeooo:paragraph-rsid="01218ecc" style:font-weight-asian="normal" style:font-weight-complex="normal"/>
    </style:style>
    <style:style style:name="P68" style:family="paragraph" style:parent-style-name="Standard">
      <style:text-properties officeooo:rsid="012bdf16" officeooo:paragraph-rsid="012bdf16"/>
    </style:style>
    <style:style style:name="P69" style:family="paragraph" style:parent-style-name="Standard">
      <style:text-properties style:text-underline-style="none" fo:font-weight="normal" officeooo:paragraph-rsid="013775a3" style:font-weight-asian="normal" style:font-weight-complex="normal"/>
    </style:style>
    <style:style style:name="P70" style:family="paragraph" style:parent-style-name="Standard">
      <style:text-properties officeooo:paragraph-rsid="013939f9"/>
    </style:style>
    <style:style style:name="P71" style:family="paragraph" style:parent-style-name="Standard">
      <style:text-properties officeooo:paragraph-rsid="013dea4d"/>
    </style:style>
    <style:style style:name="P72" style:family="paragraph" style:parent-style-name="Standard">
      <style:text-properties officeooo:paragraph-rsid="01426521"/>
    </style:style>
    <style:style style:name="P73" style:family="paragraph" style:parent-style-name="Standard">
      <style:text-properties officeooo:paragraph-rsid="014363cf"/>
    </style:style>
    <style:style style:name="P74" style:family="paragraph" style:parent-style-name="Standard">
      <style:text-properties officeooo:paragraph-rsid="0145e8f0"/>
    </style:style>
    <style:style style:name="P75" style:family="paragraph" style:parent-style-name="Standard">
      <style:text-properties officeooo:paragraph-rsid="0147ae35"/>
    </style:style>
    <style:style style:name="P76" style:family="paragraph" style:parent-style-name="Standard">
      <style:text-properties officeooo:paragraph-rsid="0149a075"/>
    </style:style>
    <style:style style:name="P77" style:family="paragraph" style:parent-style-name="Standard">
      <style:text-properties officeooo:paragraph-rsid="014a0c44"/>
    </style:style>
    <style:style style:name="P78" style:family="paragraph" style:parent-style-name="Standard">
      <style:text-properties officeooo:paragraph-rsid="014be33d"/>
    </style:style>
    <style:style style:name="P79" style:family="paragraph" style:parent-style-name="Standard">
      <style:text-properties officeooo:paragraph-rsid="014d5e82"/>
    </style:style>
    <style:style style:name="P80" style:family="paragraph" style:parent-style-name="Standard">
      <style:text-properties officeooo:paragraph-rsid="01648308"/>
    </style:style>
    <style:style style:name="P81" style:family="paragraph" style:parent-style-name="Standard">
      <style:text-properties officeooo:paragraph-rsid="0169cbbd"/>
    </style:style>
    <style:style style:name="P82" style:family="paragraph" style:parent-style-name="Standard">
      <style:text-properties officeooo:paragraph-rsid="016baa1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bc75" style:font-style-asian="italic" style:font-style-complex="italic"/>
    </style:style>
    <style:style style:name="T4" style:family="text">
      <style:text-properties fo:font-style="italic" officeooo:rsid="000b94cb" style:font-style-asian="italic" style:font-style-complex="italic"/>
    </style:style>
    <style:style style:name="T5" style:family="text">
      <style:text-properties fo:font-style="italic" officeooo:rsid="001e9ae4" style:font-style-asian="italic" style:font-style-complex="italic"/>
    </style:style>
    <style:style style:name="T6" style:family="text">
      <style:text-properties fo:font-style="italic" officeooo:rsid="0020aa22" style:font-style-asian="italic" style:font-style-complex="italic"/>
    </style:style>
    <style:style style:name="T7" style:family="text">
      <style:text-properties fo:font-style="italic" officeooo:rsid="0025448f" style:font-style-asian="italic" style:font-style-complex="italic"/>
    </style:style>
    <style:style style:name="T8" style:family="text">
      <style:text-properties fo:font-style="italic" officeooo:rsid="0026dac1" style:font-style-asian="italic" style:font-style-complex="italic"/>
    </style:style>
    <style:style style:name="T9" style:family="text">
      <style:text-properties fo:font-style="italic" officeooo:rsid="0028a975" style:font-style-asian="italic" style:font-style-complex="italic"/>
    </style:style>
    <style:style style:name="T10" style:family="text">
      <style:text-properties fo:font-style="italic" officeooo:rsid="0033fe1b" style:font-style-asian="italic" style:font-style-complex="italic"/>
    </style:style>
    <style:style style:name="T11" style:family="text">
      <style:text-properties fo:font-style="italic" officeooo:rsid="003ceb18" style:font-style-asian="italic" style:font-style-complex="italic"/>
    </style:style>
    <style:style style:name="T12" style:family="text">
      <style:text-properties fo:font-style="italic" officeooo:rsid="003e917e" style:font-style-asian="italic" style:font-style-complex="italic"/>
    </style:style>
    <style:style style:name="T13" style:family="text">
      <style:text-properties fo:font-style="italic" officeooo:rsid="003f4102" style:font-style-asian="italic" style:font-style-complex="italic"/>
    </style:style>
    <style:style style:name="T14" style:family="text">
      <style:text-properties fo:font-style="italic" officeooo:rsid="00436ade" style:font-style-asian="italic" style:font-style-complex="italic"/>
    </style:style>
    <style:style style:name="T15" style:family="text">
      <style:text-properties fo:font-style="italic" officeooo:rsid="0054a5a5" style:font-style-asian="italic" style:font-style-complex="italic"/>
    </style:style>
    <style:style style:name="T16" style:family="text">
      <style:text-properties fo:font-style="italic" officeooo:rsid="0067a6ef" style:font-style-asian="italic" style:font-style-complex="italic"/>
    </style:style>
    <style:style style:name="T17" style:family="text">
      <style:text-properties fo:font-style="italic" officeooo:rsid="0051019e" style:font-style-asian="italic" style:font-style-complex="italic"/>
    </style:style>
    <style:style style:name="T18" style:family="text">
      <style:text-properties fo:font-style="italic" officeooo:rsid="007b8814" style:font-style-asian="italic" style:font-style-complex="italic"/>
    </style:style>
    <style:style style:name="T19" style:family="text">
      <style:text-properties fo:font-style="italic" officeooo:rsid="00831900" style:font-style-asian="italic" style:font-style-complex="italic"/>
    </style:style>
    <style:style style:name="T20" style:family="text">
      <style:text-properties fo:font-style="italic" officeooo:rsid="0088e565" style:font-style-asian="italic" style:font-style-complex="italic"/>
    </style:style>
    <style:style style:name="T21" style:family="text">
      <style:text-properties fo:font-style="italic" officeooo:rsid="00c65e21" style:font-style-asian="italic" style:font-style-complex="italic"/>
    </style:style>
    <style:style style:name="T22" style:family="text">
      <style:text-properties fo:font-style="italic" officeooo:rsid="00c699a5" style:font-style-asian="italic" style:font-style-complex="italic"/>
    </style:style>
    <style:style style:name="T23" style:family="text">
      <style:text-properties fo:font-style="italic" officeooo:rsid="00cdf192" style:font-style-asian="italic" style:font-style-complex="italic"/>
    </style:style>
    <style:style style:name="T24" style:family="text">
      <style:text-properties fo:font-style="italic" officeooo:rsid="00ed224a" style:font-style-asian="italic" style:font-style-complex="italic"/>
    </style:style>
    <style:style style:name="T25" style:family="text">
      <style:text-properties fo:font-style="italic" officeooo:rsid="005af112" style:font-style-asian="italic" style:font-style-complex="italic"/>
    </style:style>
    <style:style style:name="T26" style:family="text">
      <style:text-properties fo:font-style="italic" officeooo:rsid="007da480" style:font-style-asian="italic" style:font-style-complex="italic"/>
    </style:style>
    <style:style style:name="T27" style:family="text">
      <style:text-properties fo:font-style="italic" officeooo:rsid="0113aedd" style:font-style-asian="italic" style:font-style-complex="italic"/>
    </style:style>
    <style:style style:name="T28" style:family="text">
      <style:text-properties fo:font-style="italic" officeooo:rsid="0135b467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8bc75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23e9ab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e9ae4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5cea54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11f1c3c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fo:font-style="italic" style:text-underline-style="none" officeooo:rsid="0088e565" style:font-style-asian="italic" style:font-style-complex="italic"/>
    </style:style>
    <style:style style:name="T37" style:family="text">
      <style:text-properties fo:font-style="italic" style:text-underline-style="none" officeooo:rsid="00e843ad" style:font-style-asian="italic" style:font-style-complex="italic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style:text-underline-style="none" style:font-size-asian="10.5pt" style:font-size-complex="12pt"/>
    </style:style>
    <style:style style:name="T40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1" style:family="text">
      <style:text-properties fo:font-size="12pt" style:text-underline-style="none" fo:font-weight="normal" officeooo:rsid="00b64485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120f40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1d898d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31cda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356cec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5b442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1e1493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7375e2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94f6ab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97b308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98a452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1e9ae4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ac9de3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bc2477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bdac89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cf2aea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cff7f6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de83b3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ed0ca4" style:font-size-asian="10.5pt" style:font-weight-asian="normal" style:font-size-complex="12pt" style:font-weight-complex="normal"/>
    </style:style>
    <style:style style:name="T6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size="12pt" fo:font-style="italic" fo:font-weight="normal" officeooo:rsid="003527db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fo:font-style="italic" fo:font-weight="normal" officeooo:rsid="00356cec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size="12pt" fo:font-style="italic" fo:font-weight="normal" officeooo:rsid="00366ab4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size="12pt" fo:font-style="italic" fo:font-weight="normal" officeooo:rsid="003779cb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fo:font-size="12pt" fo:font-style="italic" fo:font-weight="normal" officeooo:rsid="003aeb7e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size="12pt" fo:font-style="italic" fo:font-weight="normal" officeooo:rsid="0094f6ab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font-style="italic" fo:font-weight="normal" officeooo:rsid="009a89f0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size="12pt" fo:font-style="italic" fo:font-weight="normal" officeooo:rsid="00aba904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fo:font-size="12pt" fo:font-style="italic" style:font-size-asian="10.5pt" style:font-style-asian="italic" style:font-size-complex="12pt" style:font-style-complex="italic"/>
    </style:style>
    <style:style style:name="T71" style:family="text">
      <style:text-properties fo:font-size="12pt" fo:font-style="italic" officeooo:rsid="00a960b1" style:font-size-asian="10.5pt" style:font-style-asian="italic" style:font-size-complex="12pt" style:font-style-complex="italic"/>
    </style:style>
    <style:style style:name="T72" style:family="text">
      <style:text-properties fo:font-size="12pt" fo:font-style="italic" officeooo:rsid="00ae5bf9" style:font-size-asian="10.5pt" style:font-style-asian="italic" style:font-size-complex="12pt" style:font-style-complex="italic"/>
    </style:style>
    <style:style style:name="T73" style:family="text">
      <style:text-properties fo:font-size="12pt" fo:font-style="italic" officeooo:rsid="00ae67bb" style:font-size-asian="10.5pt" style:font-style-asian="italic" style:font-size-complex="12pt" style:font-style-complex="italic"/>
    </style:style>
    <style:style style:name="T74" style:family="text">
      <style:text-properties fo:font-size="12pt" fo:font-style="italic" officeooo:rsid="00b04610" style:font-size-asian="10.5pt" style:font-style-asian="italic" style:font-size-complex="12pt" style:font-style-complex="italic"/>
    </style:style>
    <style:style style:name="T75" style:family="text">
      <style:text-properties fo:font-size="12pt" fo:font-style="italic" style:text-underline-style="none" style:font-size-asian="10.5pt" style:font-style-asian="italic" style:font-size-complex="12pt" style:font-style-complex="italic"/>
    </style:style>
    <style:style style:name="T76" style:family="text">
      <style:text-properties fo:font-size="12pt" fo:font-style="italic" style:text-underline-style="none" officeooo:rsid="0035b442" style:font-size-asian="10.5pt" style:font-style-asian="italic" style:font-size-complex="12pt" style:font-style-complex="italic"/>
    </style:style>
    <style:style style:name="T77" style:family="text">
      <style:text-properties fo:font-size="12pt" fo:font-style="italic" style:text-underline-style="none" officeooo:rsid="009e8261" style:font-size-asian="10.5pt" style:font-style-asian="italic" style:font-size-complex="12pt" style:font-style-complex="italic"/>
    </style:style>
    <style:style style:name="T78" style:family="text">
      <style:text-properties fo:font-size="12pt" fo:font-style="italic" officeooo:rsid="00109581" style:font-size-asian="12pt" style:font-style-asian="italic" style:font-size-complex="12pt" style:font-style-complex="italic"/>
    </style:style>
    <style:style style:name="T7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31cda9" style:font-size-asian="10.5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3779cb" style:font-size-asian="10.5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9a89f0" style:font-size-asian="10.5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bc2477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text-underline-style="none"/>
    </style:style>
    <style:style style:name="T86" style:family="text">
      <style:text-properties style:text-underline-style="none" fo:font-weight="normal" style:font-weight-asian="normal" style:font-weight-complex="normal"/>
    </style:style>
    <style:style style:name="T87" style:family="text">
      <style:text-properties style:text-underline-style="none" fo:font-weight="normal" officeooo:rsid="013775a3" style:font-weight-asian="normal" style:font-weight-complex="normal"/>
    </style:style>
    <style:style style:name="T88" style:family="text">
      <style:text-properties style:text-underline-style="none" officeooo:rsid="00a090da"/>
    </style:style>
    <style:style style:name="T89" style:family="text">
      <style:text-properties style:text-underline-style="none" officeooo:rsid="00a22fb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0b94cb" style:font-weight-asian="normal" style:font-weight-complex="normal"/>
    </style:style>
    <style:style style:name="T92" style:family="text">
      <style:text-properties fo:font-weight="normal" officeooo:rsid="000ee1c3" style:font-weight-asian="normal" style:font-weight-complex="normal"/>
    </style:style>
    <style:style style:name="T93" style:family="text">
      <style:text-properties fo:font-weight="normal" officeooo:rsid="0023e9ab" style:font-weight-asian="normal" style:font-weight-complex="normal"/>
    </style:style>
    <style:style style:name="T94" style:family="text">
      <style:text-properties fo:font-weight="normal" officeooo:rsid="00507194" style:font-weight-asian="normal" style:font-weight-complex="normal"/>
    </style:style>
    <style:style style:name="T95" style:family="text">
      <style:text-properties fo:font-weight="normal" officeooo:rsid="00586da5" style:font-weight-asian="normal" style:font-weight-complex="normal"/>
    </style:style>
    <style:style style:name="T96" style:family="text">
      <style:text-properties fo:font-weight="normal" officeooo:rsid="005cea54" style:font-weight-asian="normal" style:font-weight-complex="normal"/>
    </style:style>
    <style:style style:name="T97" style:family="text">
      <style:text-properties fo:font-weight="normal" officeooo:rsid="005f6dd1" style:font-weight-asian="normal" style:font-weight-complex="normal"/>
    </style:style>
    <style:style style:name="T98" style:family="text">
      <style:text-properties fo:font-weight="normal" officeooo:rsid="0073e3ed" style:font-weight-asian="normal" style:font-weight-complex="normal"/>
    </style:style>
    <style:style style:name="T99" style:family="text">
      <style:text-properties fo:font-weight="normal" officeooo:rsid="0090c8ca" style:font-weight-asian="normal" style:font-weight-complex="normal"/>
    </style:style>
    <style:style style:name="T100" style:family="text">
      <style:text-properties fo:font-weight="normal" officeooo:rsid="001e9ae4" style:font-weight-asian="normal" style:font-weight-complex="normal"/>
    </style:style>
    <style:style style:name="T101" style:family="text">
      <style:text-properties fo:font-weight="normal" officeooo:rsid="00bf43f8" style:font-weight-asian="normal" style:font-weight-complex="normal"/>
    </style:style>
    <style:style style:name="T102" style:family="text">
      <style:text-properties fo:font-weight="normal" officeooo:rsid="00ed0ca4" style:font-weight-asian="normal" style:font-weight-complex="normal"/>
    </style:style>
    <style:style style:name="T103" style:family="text">
      <style:text-properties fo:font-weight="normal" officeooo:rsid="00ef9acb" style:font-weight-asian="normal" style:font-weight-complex="normal"/>
    </style:style>
    <style:style style:name="T104" style:family="text">
      <style:text-properties fo:font-weight="normal" officeooo:rsid="01104198" style:font-weight-asian="normal" style:font-weight-complex="normal"/>
    </style:style>
    <style:style style:name="T105" style:family="text">
      <style:text-properties fo:font-weight="normal" officeooo:rsid="011f1c3c" style:font-weight-asian="normal" style:font-weight-complex="normal"/>
    </style:style>
    <style:style style:name="T106" style:family="text">
      <style:text-properties fo:font-weight="normal" officeooo:rsid="01218ecc" style:font-weight-asian="normal" style:font-weight-complex="normal"/>
    </style:style>
    <style:style style:name="T107" style:family="text">
      <style:text-properties fo:font-weight="normal" officeooo:rsid="012a9848" style:font-weight-asian="normal" style:font-weight-complex="normal"/>
    </style:style>
    <style:style style:name="T108" style:family="text">
      <style:text-properties fo:font-weight="normal" officeooo:rsid="014d5e82" style:font-weight-asian="normal" style:font-weight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901db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0659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646b1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e9ae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93de55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20aa22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23e9ab" style:font-style-asian="normal" style:font-weight-asian="normal" style:font-style-complex="normal" style:font-weight-complex="normal"/>
    </style:style>
    <style:style style:name="T117" style:family="text">
      <style:text-properties fo:font-style="normal" style:font-style-asian="normal" style:font-style-complex="normal"/>
    </style:style>
    <style:style style:name="T118" style:family="text">
      <style:text-properties fo:font-style="normal" officeooo:rsid="0088e565" style:font-style-asian="normal" style:font-style-complex="normal"/>
    </style:style>
    <style:style style:name="T119" style:family="text">
      <style:text-properties fo:font-style="normal" officeooo:rsid="00b30afa" style:font-style-asian="normal" style:font-style-complex="normal"/>
    </style:style>
    <style:style style:name="T120" style:family="text">
      <style:text-properties fo:font-style="normal" officeooo:rsid="00c901db" style:font-style-asian="normal" style:font-style-complex="normal"/>
    </style:style>
    <style:style style:name="T121" style:family="text">
      <style:text-properties fo:font-style="normal" officeooo:rsid="001e9ae4" style:font-style-asian="normal" style:font-style-complex="normal"/>
    </style:style>
    <style:style style:name="T122" style:family="text">
      <style:text-properties fo:font-style="normal" officeooo:rsid="00f639d3" style:font-style-asian="normal" style:font-style-complex="normal"/>
    </style:style>
    <style:style style:name="T123" style:family="text">
      <style:text-properties fo:font-style="normal" officeooo:rsid="000ee1c3" style:font-style-asian="normal" style:font-style-complex="normal"/>
    </style:style>
    <style:style style:name="T124" style:family="text">
      <style:text-properties fo:font-style="normal" officeooo:rsid="00f11d99" style:font-style-asian="normal" style:font-style-complex="normal"/>
    </style:style>
    <style:style style:name="T125" style:family="text">
      <style:text-properties fo:font-style="normal" officeooo:rsid="00f24302" style:font-style-asian="normal" style:font-style-complex="normal"/>
    </style:style>
    <style:style style:name="T126" style:family="text">
      <style:text-properties fo:font-style="normal" officeooo:rsid="00f27e94" style:font-style-asian="normal" style:font-style-complex="normal"/>
    </style:style>
    <style:style style:name="T127" style:family="text">
      <style:text-properties fo:font-style="normal" officeooo:rsid="01159e34" style:font-style-asian="normal" style:font-style-complex="normal"/>
    </style:style>
    <style:style style:name="T128" style:family="text">
      <style:text-properties fo:font-style="normal" officeooo:rsid="01178d7c" style:font-style-asian="normal" style:font-style-complex="normal"/>
    </style:style>
    <style:style style:name="T129" style:family="text">
      <style:text-properties fo:font-style="normal" officeooo:rsid="015f17b0" style:font-style-asian="normal" style:font-style-complex="normal"/>
    </style:style>
    <style:style style:name="T1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font-style="normal" style:text-underline-style="none" officeooo:rsid="0088e565" style:font-style-asian="normal" style:font-style-complex="normal"/>
    </style:style>
    <style:style style:name="T132" style:family="text">
      <style:text-properties fo:font-style="normal" style:text-underline-style="none" officeooo:rsid="01178d7c" style:font-style-asian="normal" style:font-style-complex="normal"/>
    </style:style>
    <style:style style:name="T133" style:family="text">
      <style:text-properties officeooo:rsid="000ee1c3"/>
    </style:style>
    <style:style style:name="T134" style:family="text">
      <style:text-properties officeooo:rsid="00109581"/>
    </style:style>
    <style:style style:name="T135" style:family="text">
      <style:text-properties officeooo:rsid="001e9ae4"/>
    </style:style>
    <style:style style:name="T136" style:family="text">
      <style:text-properties officeooo:rsid="002a2e39"/>
    </style:style>
    <style:style style:name="T137" style:family="text">
      <style:text-properties officeooo:rsid="002ddf5c"/>
    </style:style>
    <style:style style:name="T138" style:family="text">
      <style:text-properties officeooo:rsid="0038e147"/>
    </style:style>
    <style:style style:name="T139" style:family="text">
      <style:text-properties officeooo:rsid="0041cfba"/>
    </style:style>
    <style:style style:name="T140" style:family="text">
      <style:text-properties officeooo:rsid="00436ade"/>
    </style:style>
    <style:style style:name="T141" style:family="text">
      <style:text-properties officeooo:rsid="0044a437"/>
    </style:style>
    <style:style style:name="T142" style:family="text">
      <style:text-properties officeooo:rsid="0044f78a"/>
    </style:style>
    <style:style style:name="T143" style:family="text">
      <style:text-properties officeooo:rsid="00478a82"/>
    </style:style>
    <style:style style:name="T144" style:family="text">
      <style:text-properties officeooo:rsid="004ad916"/>
    </style:style>
    <style:style style:name="T145" style:family="text">
      <style:text-properties officeooo:rsid="004c4342"/>
    </style:style>
    <style:style style:name="T146" style:family="text">
      <style:text-properties officeooo:rsid="004d05ec"/>
    </style:style>
    <style:style style:name="T147" style:family="text">
      <style:text-properties officeooo:rsid="0051019e"/>
    </style:style>
    <style:style style:name="T148" style:family="text">
      <style:text-properties officeooo:rsid="005af112"/>
    </style:style>
    <style:style style:name="T149" style:family="text">
      <style:text-properties officeooo:rsid="0062591c"/>
    </style:style>
    <style:style style:name="T150" style:family="text">
      <style:text-properties officeooo:rsid="006338b1"/>
    </style:style>
    <style:style style:name="T151" style:family="text">
      <style:text-properties officeooo:rsid="00660a2f"/>
    </style:style>
    <style:style style:name="T152" style:family="text">
      <style:text-properties officeooo:rsid="00679ac4"/>
    </style:style>
    <style:style style:name="T153" style:family="text">
      <style:text-properties officeooo:rsid="0067a6ef"/>
    </style:style>
    <style:style style:name="T154" style:family="text">
      <style:text-properties officeooo:rsid="0068bc01"/>
    </style:style>
    <style:style style:name="T155" style:family="text">
      <style:text-properties officeooo:rsid="006bdae6"/>
    </style:style>
    <style:style style:name="T156" style:family="text">
      <style:text-properties officeooo:rsid="006ca78e"/>
    </style:style>
    <style:style style:name="T157" style:family="text">
      <style:text-properties officeooo:rsid="006f4112"/>
    </style:style>
    <style:style style:name="T158" style:family="text">
      <style:text-properties officeooo:rsid="00700be0"/>
    </style:style>
    <style:style style:name="T159" style:family="text">
      <style:text-properties officeooo:rsid="0071f9a2"/>
    </style:style>
    <style:style style:name="T160" style:family="text">
      <style:text-properties officeooo:rsid="0073e3ed"/>
    </style:style>
    <style:style style:name="T161" style:family="text">
      <style:text-properties officeooo:rsid="0074f26b"/>
    </style:style>
    <style:style style:name="T162" style:family="text">
      <style:text-properties officeooo:rsid="00780a43"/>
    </style:style>
    <style:style style:name="T163" style:family="text">
      <style:text-properties officeooo:rsid="007996d4"/>
    </style:style>
    <style:style style:name="T164" style:family="text">
      <style:text-properties officeooo:rsid="007a6587"/>
    </style:style>
    <style:style style:name="T165" style:family="text">
      <style:text-properties officeooo:rsid="007b8814"/>
    </style:style>
    <style:style style:name="T166" style:family="text">
      <style:text-properties officeooo:rsid="007da480"/>
    </style:style>
    <style:style style:name="T167" style:family="text">
      <style:text-properties officeooo:rsid="007f5ea3"/>
    </style:style>
    <style:style style:name="T168" style:family="text">
      <style:text-properties officeooo:rsid="00842e93"/>
    </style:style>
    <style:style style:name="T169" style:family="text">
      <style:text-properties officeooo:rsid="0088e565"/>
    </style:style>
    <style:style style:name="T170" style:family="text">
      <style:text-properties officeooo:rsid="008ce76f"/>
    </style:style>
    <style:style style:name="T171" style:family="text">
      <style:text-properties officeooo:rsid="008ec72f"/>
    </style:style>
    <style:style style:name="T172" style:family="text">
      <style:text-properties officeooo:rsid="008f6719"/>
    </style:style>
    <style:style style:name="T173" style:family="text">
      <style:text-properties officeooo:rsid="0090c8ca"/>
    </style:style>
    <style:style style:name="T174" style:family="text">
      <style:text-properties officeooo:rsid="0091e937"/>
    </style:style>
    <style:style style:name="T175" style:family="text">
      <style:text-properties officeooo:rsid="0096b43f"/>
    </style:style>
    <style:style style:name="T176" style:family="text">
      <style:text-properties officeooo:rsid="00b30afa"/>
    </style:style>
    <style:style style:name="T177" style:family="text">
      <style:text-properties officeooo:rsid="00b6910f"/>
    </style:style>
    <style:style style:name="T178" style:family="text">
      <style:text-properties officeooo:rsid="00bf43f8"/>
    </style:style>
    <style:style style:name="T179" style:family="text">
      <style:text-properties officeooo:rsid="00c1dd92"/>
    </style:style>
    <style:style style:name="T180" style:family="text">
      <style:text-properties officeooo:rsid="00c47ddd"/>
    </style:style>
    <style:style style:name="T181" style:family="text">
      <style:text-properties officeooo:rsid="00c8962c"/>
    </style:style>
    <style:style style:name="T182" style:family="text">
      <style:text-properties officeooo:rsid="00c94d65"/>
    </style:style>
    <style:style style:name="T183" style:family="text">
      <style:text-properties officeooo:rsid="00cadeef"/>
    </style:style>
    <style:style style:name="T184" style:family="text">
      <style:text-properties officeooo:rsid="00ccc446"/>
    </style:style>
    <style:style style:name="T185" style:family="text">
      <style:text-properties officeooo:rsid="00d0c582"/>
    </style:style>
    <style:style style:name="T186" style:family="text">
      <style:text-properties officeooo:rsid="00d462f6"/>
    </style:style>
    <style:style style:name="T187" style:family="text">
      <style:text-properties officeooo:rsid="00d54afa"/>
    </style:style>
    <style:style style:name="T188" style:family="text">
      <style:text-properties officeooo:rsid="00d9c2e8"/>
    </style:style>
    <style:style style:name="T189" style:family="text">
      <style:text-properties officeooo:rsid="00dbb6a8"/>
    </style:style>
    <style:style style:name="T190" style:family="text">
      <style:text-properties officeooo:rsid="00dce3ac"/>
    </style:style>
    <style:style style:name="T191" style:family="text">
      <style:text-properties officeooo:rsid="00e460c3"/>
    </style:style>
    <style:style style:name="T192" style:family="text">
      <style:text-properties officeooo:rsid="00e4c842"/>
    </style:style>
    <style:style style:name="T193" style:family="text">
      <style:text-properties officeooo:rsid="00e843ad"/>
    </style:style>
    <style:style style:name="T194" style:family="text">
      <style:text-properties officeooo:rsid="00ea5085"/>
    </style:style>
    <style:style style:name="T195" style:family="text">
      <style:text-properties officeooo:rsid="00eb0a80"/>
    </style:style>
    <style:style style:name="T196" style:family="text">
      <style:text-properties officeooo:rsid="00ec137a"/>
    </style:style>
    <style:style style:name="T197" style:family="text">
      <style:text-properties officeooo:rsid="00ed224a"/>
    </style:style>
    <style:style style:name="T198" style:family="text">
      <style:text-properties officeooo:rsid="00eedab6"/>
    </style:style>
    <style:style style:name="T199" style:family="text">
      <style:text-properties officeooo:rsid="00efbecd"/>
    </style:style>
    <style:style style:name="T200" style:family="text">
      <style:text-properties officeooo:rsid="00f11d99"/>
    </style:style>
    <style:style style:name="T201" style:family="text">
      <style:text-properties officeooo:rsid="00f24302"/>
    </style:style>
    <style:style style:name="T202" style:family="text">
      <style:text-properties officeooo:rsid="00f27e94"/>
    </style:style>
    <style:style style:name="T203" style:family="text">
      <style:text-properties officeooo:rsid="00f2e9c3"/>
    </style:style>
    <style:style style:name="T204" style:family="text">
      <style:text-properties officeooo:rsid="00f36a3e"/>
    </style:style>
    <style:style style:name="T205" style:family="text">
      <style:text-properties officeooo:rsid="00f53461"/>
    </style:style>
    <style:style style:name="T206" style:family="text">
      <style:text-properties officeooo:rsid="00f639d3"/>
    </style:style>
    <style:style style:name="T207" style:family="text">
      <style:text-properties officeooo:rsid="00f7c3b1"/>
    </style:style>
    <style:style style:name="T208" style:family="text">
      <style:text-properties officeooo:rsid="00fbf46e"/>
    </style:style>
    <style:style style:name="T209" style:family="text">
      <style:text-properties officeooo:rsid="01000c1a"/>
    </style:style>
    <style:style style:name="T210" style:family="text">
      <style:text-properties officeooo:rsid="01015e1f"/>
    </style:style>
    <style:style style:name="T211" style:family="text">
      <style:text-properties officeooo:rsid="010b2e54"/>
    </style:style>
    <style:style style:name="T212" style:family="text">
      <style:text-properties officeooo:rsid="010d667a"/>
    </style:style>
    <style:style style:name="T213" style:family="text">
      <style:text-properties officeooo:rsid="010ed9e8"/>
    </style:style>
    <style:style style:name="T214" style:family="text">
      <style:text-properties officeooo:rsid="011403d5"/>
    </style:style>
    <style:style style:name="T215" style:family="text">
      <style:text-properties officeooo:rsid="01159e34"/>
    </style:style>
    <style:style style:name="T216" style:family="text">
      <style:text-properties officeooo:rsid="0117fb76"/>
    </style:style>
    <style:style style:name="T217" style:family="text">
      <style:text-properties officeooo:rsid="01198613"/>
    </style:style>
    <style:style style:name="T218" style:family="text">
      <style:text-properties officeooo:rsid="011b9bf0"/>
    </style:style>
    <style:style style:name="T219" style:family="text">
      <style:text-properties officeooo:rsid="011d11dc"/>
    </style:style>
    <style:style style:name="T220" style:family="text">
      <style:text-properties officeooo:rsid="011d1f75"/>
    </style:style>
    <style:style style:name="T221" style:family="text">
      <style:text-properties officeooo:rsid="011e6bfc"/>
    </style:style>
    <style:style style:name="T222" style:family="text">
      <style:text-properties officeooo:rsid="0120637a"/>
    </style:style>
    <style:style style:name="T223" style:family="text">
      <style:text-properties officeooo:rsid="01218ecc"/>
    </style:style>
    <style:style style:name="T224" style:family="text">
      <style:text-properties officeooo:rsid="0122d13a"/>
    </style:style>
    <style:style style:name="T225" style:family="text">
      <style:text-properties officeooo:rsid="01261e6c"/>
    </style:style>
    <style:style style:name="T226" style:family="text">
      <style:text-properties officeooo:rsid="0129198e"/>
    </style:style>
    <style:style style:name="T227" style:family="text">
      <style:text-properties officeooo:rsid="0129fd08"/>
    </style:style>
    <style:style style:name="T228" style:family="text">
      <style:text-properties officeooo:rsid="012aced1"/>
    </style:style>
    <style:style style:name="T229" style:family="text">
      <style:text-properties officeooo:rsid="012bdf16"/>
    </style:style>
    <style:style style:name="T230" style:family="text">
      <style:text-properties officeooo:rsid="012d1e03"/>
    </style:style>
    <style:style style:name="T231" style:family="text">
      <style:text-properties officeooo:rsid="012f7761"/>
    </style:style>
    <style:style style:name="T232" style:family="text">
      <style:text-properties officeooo:rsid="012fa7b8"/>
    </style:style>
    <style:style style:name="T233" style:family="text">
      <style:text-properties officeooo:rsid="0130b34a"/>
    </style:style>
    <style:style style:name="T234" style:family="text">
      <style:text-properties officeooo:rsid="013291b1"/>
    </style:style>
    <style:style style:name="T235" style:family="text">
      <style:text-properties officeooo:rsid="0134b8e8"/>
    </style:style>
    <style:style style:name="T236" style:family="text">
      <style:text-properties officeooo:rsid="0134e105"/>
    </style:style>
    <style:style style:name="T237" style:family="text">
      <style:text-properties officeooo:rsid="01363f7e"/>
    </style:style>
    <style:style style:name="T238" style:family="text">
      <style:text-properties officeooo:rsid="013775a3"/>
    </style:style>
    <style:style style:name="T239" style:family="text">
      <style:text-properties officeooo:rsid="0137e4a9"/>
    </style:style>
    <style:style style:name="T240" style:family="text">
      <style:text-properties officeooo:rsid="0138343c"/>
    </style:style>
    <style:style style:name="T241" style:family="text">
      <style:text-properties officeooo:rsid="0138b414"/>
    </style:style>
    <style:style style:name="T242" style:family="text">
      <style:text-properties officeooo:rsid="013939f9"/>
    </style:style>
    <style:style style:name="T243" style:family="text">
      <style:text-properties officeooo:rsid="013abfc6"/>
    </style:style>
    <style:style style:name="T244" style:family="text">
      <style:text-properties officeooo:rsid="013b1e70"/>
    </style:style>
    <style:style style:name="T245" style:family="text">
      <style:text-properties officeooo:rsid="013c292e"/>
    </style:style>
    <style:style style:name="T246" style:family="text">
      <style:text-properties officeooo:rsid="013dea4d"/>
    </style:style>
    <style:style style:name="T247" style:family="text">
      <style:text-properties officeooo:rsid="013e4ff2"/>
    </style:style>
    <style:style style:name="T248" style:family="text">
      <style:text-properties officeooo:rsid="013f8d06"/>
    </style:style>
    <style:style style:name="T249" style:family="text">
      <style:text-properties officeooo:rsid="01410aab"/>
    </style:style>
    <style:style style:name="T250" style:family="text">
      <style:text-properties officeooo:rsid="0141281a"/>
    </style:style>
    <style:style style:name="T251" style:family="text">
      <style:text-properties officeooo:rsid="01426521"/>
    </style:style>
    <style:style style:name="T252" style:family="text">
      <style:text-properties officeooo:rsid="01428574"/>
    </style:style>
    <style:style style:name="T253" style:family="text">
      <style:text-properties officeooo:rsid="014363cf"/>
    </style:style>
    <style:style style:name="T254" style:family="text">
      <style:text-properties officeooo:rsid="0144052a"/>
    </style:style>
    <style:style style:name="T255" style:family="text">
      <style:text-properties officeooo:rsid="014a0c44"/>
    </style:style>
    <style:style style:name="T256" style:family="text">
      <style:text-properties officeooo:rsid="014be33d"/>
    </style:style>
    <style:style style:name="T257" style:family="text">
      <style:text-properties officeooo:rsid="014d5e82"/>
    </style:style>
    <style:style style:name="T258" style:family="text">
      <style:text-properties officeooo:rsid="014e4086"/>
    </style:style>
    <style:style style:name="T259" style:family="text">
      <style:text-properties officeooo:rsid="014e6566"/>
    </style:style>
    <style:style style:name="T260" style:family="text">
      <style:text-properties officeooo:rsid="01505c03"/>
    </style:style>
    <style:style style:name="T261" style:family="text">
      <style:text-properties officeooo:rsid="01520a05"/>
    </style:style>
    <style:style style:name="T262" style:family="text">
      <style:text-properties officeooo:rsid="01530d91"/>
    </style:style>
    <style:style style:name="T263" style:family="text">
      <style:text-properties officeooo:rsid="01541535"/>
    </style:style>
    <style:style style:name="T264" style:family="text">
      <style:text-properties officeooo:rsid="01553911"/>
    </style:style>
    <style:style style:name="T265" style:family="text">
      <style:text-properties officeooo:rsid="0156f9e0"/>
    </style:style>
    <style:style style:name="T266" style:family="text">
      <style:text-properties officeooo:rsid="015801d2"/>
    </style:style>
    <style:style style:name="T267" style:family="text">
      <style:text-properties officeooo:rsid="0159c541"/>
    </style:style>
    <style:style style:name="T268" style:family="text">
      <style:text-properties officeooo:rsid="015a43b8"/>
    </style:style>
    <style:style style:name="T269" style:family="text">
      <style:text-properties officeooo:rsid="015a5563"/>
    </style:style>
    <style:style style:name="T270" style:family="text">
      <style:text-properties officeooo:rsid="015c370f"/>
    </style:style>
    <style:style style:name="T271" style:family="text">
      <style:text-properties officeooo:rsid="015d3fc5"/>
    </style:style>
    <style:style style:name="T272" style:family="text">
      <style:text-properties officeooo:rsid="015f17b0"/>
    </style:style>
    <style:style style:name="T273" style:family="text">
      <style:text-properties officeooo:rsid="0160b267"/>
    </style:style>
    <style:style style:name="T274" style:family="text">
      <style:text-properties officeooo:rsid="016171fd"/>
    </style:style>
    <style:style style:name="T275" style:family="text">
      <style:text-properties officeooo:rsid="01630602"/>
    </style:style>
    <style:style style:name="T276" style:family="text">
      <style:text-properties officeooo:rsid="01648308"/>
    </style:style>
    <style:style style:name="T277" style:family="text">
      <style:text-properties officeooo:rsid="0165f4fc"/>
    </style:style>
    <style:style style:name="T278" style:family="text">
      <style:text-properties officeooo:rsid="016601ed"/>
    </style:style>
    <style:style style:name="T279" style:family="text">
      <style:text-properties officeooo:rsid="01661cac"/>
    </style:style>
    <style:style style:name="T280" style:family="text">
      <style:text-properties officeooo:rsid="01677b0a"/>
    </style:style>
    <style:style style:name="T281" style:family="text">
      <style:text-properties officeooo:rsid="0168dc4c"/>
    </style:style>
    <style:style style:name="T282" style:family="text">
      <style:text-properties officeooo:rsid="0169cbbd"/>
    </style:style>
    <style:style style:name="T283" style:family="text">
      <style:text-properties officeooo:rsid="016baa15"/>
    </style:style>
    <style:style style:name="T284" style:family="text">
      <style:text-properties officeooo:rsid="016d5552"/>
    </style:style>
    <style:style style:name="T285" style:family="text">
      <style:text-properties officeooo:rsid="016e2dd7"/>
    </style:style>
    <style:style style:name="T286" style:family="text">
      <style:text-properties officeooo:rsid="016ed0a5"/>
    </style:style>
    <style:style style:name="T287" style:family="text">
      <style:text-properties officeooo:rsid="016f0bca"/>
    </style:style>
    <style:style style:name="T288" style:family="text">
      <style:text-properties officeooo:rsid="016f597a"/>
    </style:style>
    <style:style style:name="T289" style:family="text">
      <style:text-properties officeooo:rsid="017083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gentes:</text:p>
      <text:p text:style-name="P13"/>
      <text:p text:style-name="P6"><text:span text:style-name="T38"><text:tab/></text:span><text:span text:style-name="T75">Profissionais da prefeitura</text:span><text:span text:style-name="T39"> </text:span><text:span text:style-name="T42">são os funcionários cadastrados pelo </text:span><text:span text:style-name="T61">administrador </text:span><text:span text:style-name="T67">do </text:span><text:span text:style-name="T62">sistema</text:span><text:span text:style-name="T42"> <text:tab/>pertencem a um local de atendimento da prefeitura e exercem tipos de atendimento nele, <text:tab/><text:tab/>utilizam o sistema apenas para </text:span><text:span text:style-name="T44">consultar</text:span><text:span text:style-name="T42"> suas escalas e </text:span><text:span text:style-name="T50">agendas</text:span><text:span text:style-name="T42">, alguns serão especializados </text:span><text:span text:style-name="T50">a <text:tab/></text:span><text:span text:style-name="T61">administrador</text:span><text:span text:style-name="T68">es</text:span><text:span text:style-name="T61"> d</text:span><text:span text:style-name="T68">o</text:span><text:span text:style-name="T61"> local de atendimento</text:span><text:span text:style-name="T42">,</text:span><text:span text:style-name="T46"> </text:span><text:span text:style-name="T63">atendente</text:span><text:span text:style-name="T68">s</text:span><text:span text:style-name="T63"> </text:span><text:span text:style-name="T67">do </text:span><text:span text:style-name="T64">local de atendimento,</text:span><text:span text:style-name="T81"> </text:span><text:span text:style-name="T65">técnico</text:span><text:span text:style-name="T68">s</text:span><text:span text:style-name="T65"> do <text:tab/>local de atendimento </text:span><text:span text:style-name="T82">ou </text:span><text:span text:style-name="T68">administradores do sistema</text:span><text:span text:style-name="T42">.</text:span></text:p>
      <text:p text:style-name="P61"/>
      <text:p text:style-name="P7"><text:span text:style-name="T78"><text:tab/>Técnico</text:span><text:span text:style-name="T75"> do local de atendimento</text:span><text:span text:style-name="T38"> </text:span><text:span text:style-name="T42">é uma especialização de um </text:span><text:span text:style-name="T70">profissional da prefeitura</text:span><text:span text:style-name="T38">,</text:span><text:span text:style-name="T42"> <text:tab/>com responsabilidades d</text:span><text:span text:style-name="T43">e realizar </text:span><text:span text:style-name="T52">atendimentos</text:span><text:span text:style-name="T43"> </text:span><text:span text:style-name="T45">da sua </text:span><text:span text:style-name="T51">agenda</text:span><text:span text:style-name="T80">.</text:span></text:p>
      <text:p text:style-name="P18"><text:tab/>Casos de uso:</text:p>
      <text:p text:style-name="P7"><text:span text:style-name="T40"><text:tab/><text:tab/>1. Login </text:span><text:span text:style-name="T41">do </text:span><text:span text:style-name="T84">profissional da prefeitura</text:span><text:span text:style-name="T40">.</text:span></text:p>
      <text:p text:style-name="P18"><text:span text:style-name="T85"><text:tab/><text:tab/>2. </text:span><text:span text:style-name="T88">Visualizar</text:span><text:span text:style-name="T85"> </text:span><text:span text:style-name="T89">própria </text:span><text:span text:style-name="T85">escala.</text:span></text:p>
      <text:p text:style-name="P14"><text:tab/><text:tab/>3. Alterar cadastro <text:span text:style-name="T117">profissional da prefeitura</text:span>.</text:p>
      <text:p text:style-name="P15"><text:span text:style-name="T175"><text:tab/><text:tab/>4</text:span>. <text:span text:style-name="T134">Registrar atendimento </text:span><text:span text:style-name="T138">da própria </text:span><text:span text:style-name="T174">agenda</text:span><text:span text:style-name="T135">.</text:span></text:p>
      <text:p text:style-name="P62"/>
      <text:p text:style-name="P8"><text:span text:style-name="T78"><text:tab/>Atendente</text:span><text:span text:style-name="T75"> do local de atendimento</text:span><text:span text:style-name="T38"> </text:span><text:span text:style-name="T42">é uma especialização de um </text:span><text:span text:style-name="T77">técnico</text:span><text:span text:style-name="T70"> </text:span><text:span text:style-name="T72">do local de <text:tab/>atendimento</text:span><text:span text:style-name="T38">,</text:span><text:span text:style-name="T42"> com responsabilidades de atendente</text:span><text:span text:style-name="T38">, </text:span><text:span text:style-name="T42">tem como função extra: fazer o primeiro <text:tab/>atendimento da população e direcioná-los para o </text:span><text:span text:style-name="T61">profissional d</text:span><text:span text:style-name="T69">o local de atendimento</text:span><text:span text:style-name="T42"> adequado, <text:tab/>registrando os <text:tab/>atendimentos </text:span><text:span text:style-name="T54">n</text:span><text:span text:style-name="T42">a agenda.</text:span></text:p>
      <text:p text:style-name="P19"><text:tab/>Casos de uso:</text:p>
      <text:p text:style-name="P19"><text:tab/><text:tab/>1. <text:span text:style-name="T134">Registar atendimento</text:span><text:span text:style-name="T178">s</text:span><text:span text:style-name="T134"> </text:span><text:span text:style-name="T177">do</text:span><text:span text:style-name="T121"> local de atendimento</text:span><text:span text:style-name="T5">.</text:span></text:p>
      <text:p text:style-name="P16"><text:span text:style-name="T100"><text:tab/><text:tab/>2. Agendar </text:span><text:span text:style-name="T101">no</text:span><text:span text:style-name="T32"> </text:span><text:span text:style-name="T113">local de atendimento</text:span><text:span text:style-name="T32">.</text:span></text:p>
      <text:p text:style-name="P63"/>
      <text:p text:style-name="P9"><text:span text:style-name="T75"><text:tab/>Administrador do local de atendimento</text:span><text:span text:style-name="T38"> </text:span><text:span text:style-name="T42">é uma especialização de um </text:span><text:span text:style-name="T71">atendente</text:span><text:span text:style-name="T70"> d</text:span><text:span text:style-name="T73">o local de <text:tab/>atendimento</text:span><text:span text:style-name="T42">, <text:tab/>com responsabilidades de administrador, tem como função extra: definir as <text:tab/>escalas de todos os </text:span><text:span text:style-name="T61">profissionais d</text:span><text:span text:style-name="T66">o local de atendimento</text:span><text:span text:style-name="T42">.</text:span></text:p>
      <text:p text:style-name="P65"><text:tab/>Casos de uso:</text:p>
      <text:p text:style-name="P12"><text:span text:style-name="T48"><text:tab/><text:tab/></text:span><text:span text:style-name="T49">1. </text:span><text:span text:style-name="T48">C</text:span><text:span text:style-name="T56">adastrar</text:span><text:span text:style-name="T53"> escalas </text:span><text:span text:style-name="T60">d</text:span><text:span text:style-name="T55">o </text:span><text:span text:style-name="T83">local de atendimento</text:span><text:span text:style-name="T53">.</text:span></text:p>
      <text:p text:style-name="P63"/>
      <text:p text:style-name="P6"><text:tab/><text:span text:style-name="T75">Administrador d</text:span><text:span text:style-name="T76">o sistema</text:span><text:span text:style-name="T38"> </text:span><text:span text:style-name="T42">é o primeiro usuário, com permissões mais abrangentes(</text:span><text:span text:style-name="T58">registro</text:span><text:span text:style-name="T42"> <text:tab/>criado automaticamente </text:span><text:span text:style-name="T57">na instalação do sistema</text:span><text:span text:style-name="T42">, </text:span><text:span text:style-name="T59">relacionado a um local de atendimento padrão <text:tab/>também criado na instalação</text:span><text:span text:style-name="T42">), tem como função instalar e configura</text:span><text:span text:style-name="T47">r</text:span><text:span text:style-name="T42"> o sistema na prefeitura, faz <text:tab/>o cadastro prévio de todos os funcionários, <text:tab/>locais de atendimentos da prefeitura e tipos de <text:tab/>atendimento, após isso sua interação com o <text:tab/>sistema é baixa, é uma especialização de um <text:tab/></text:span><text:span text:style-name="T74">administrador do local de atendimento</text:span><text:span text:style-name="T42">.</text:span></text:p>
      <text:p text:style-name="P6"><text:span text:style-name="T42"><text:tab/></text:span><text:span text:style-name="T42">Casos de uso: </text:span></text:p>
      <text:p text:style-name="P17"><text:tab/><text:tab/>1. <text:span text:style-name="T186">Alterar</text:span> prefeitura.</text:p>
      <text:p text:style-name="P17"><text:tab/><text:tab/>2. Cadastrar tipos de atendimentos.</text:p>
      <text:p text:style-name="P17"><text:tab/><text:tab/>3. Cadastrar locais de atendimentos da prefeitura.</text:p>
      <text:p text:style-name="P17"><text:tab/><text:tab/>4. Cadastrar <text:span text:style-name="T117">profissional da prefeitura</text:span><text:span text:style-name="T2">.</text:span></text:p>
      <text:p text:style-name="P6"/>
      <text:p text:style-name="P6"><text:span text:style-name="T38"><text:tab/></text:span><text:span text:style-name="T75">Cidadão</text:span><text:span text:style-name="T38"> </text:span><text:span text:style-name="T42">marca um agendamento no local de atendimento da prefeitura.</text:span></text:p>
      <text:p text:style-name="P17"><text:tab/>Casos de uso:</text:p>
      <text:p text:style-name="P17"><text:tab/><text:tab/>1. Cadastrar-se no sistema.</text:p>
      <text:p text:style-name="P17"><text:tab/><text:tab/>2. Login <text:span text:style-name="T179">do</text:span><text:span text:style-name="T176"> </text:span><text:span text:style-name="T117">cidadão</text:span><text:span text:style-name="T119">.</text:span></text:p>
      <text:p text:style-name="P17"><text:tab/><text:tab/>3. Alterar cadastro <text:span text:style-name="T117">cidadão</text:span>.</text:p>
      <text:p text:style-name="P6"><text:span text:style-name="T42"><text:tab/><text:tab/>4. Agendar(</text:span><text:span text:style-name="T79">cidadão</text:span><text:span text:style-name="T42">).</text:span></text:p>
      <text:p text:style-name="P17"><text:soft-page-break/><text:tab/><text:tab/>5. Visualizar agendamentos<text:span text:style-name="T228">(cancelar)</text:span>.</text:p>
      <text:p text:style-name="P1"/>
      <text:p text:style-name="P10"><text:span text:style-name="T1">Casos de uso:</text:span> </text:p>
      <text:p text:style-name="Standard"/>
      <text:p text:style-name="P1">Caso de uso: <text:span text:style-name="T109">Login do profissional da prefeitura.</text:span></text:p>
      <text:p text:style-name="Standard"><text:span text:style-name="T1">Descrição:</text:span> <text:span text:style-name="T2">Profissional da prefeitura</text:span> <text:span text:style-name="T180">cria uma sessão</text:span> no sistema.</text:p>
      <text:p text:style-name="Standard"><text:span text:style-name="T1">Atores:</text:span> <text:span text:style-name="T2">Profissionais</text:span><text:span text:style-name="T117"> </text:span><text:span text:style-name="T2">da prefeitura</text:span>.</text:p>
      <text:p text:style-name="P48"><text:span text:style-name="T1">Pré-condição:</text:span> <text:span text:style-name="T29">Profissional da prefeitura</text:span> cadastrado <text:span text:style-name="T181">e ativo, </text:span><text:span text:style-name="T148">se o </text:span><text:span text:style-name="T181">profissional</text:span><text:span text:style-name="T148"> estiver inativo não pode acessar </text:span><text:span text:style-name="T181">o sistema</text:span><text:span text:style-name="T148">, ver fluxo alternativo</text:span><text:span text:style-name="T181">.</text:span>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Profissional da prefeitura</text:span> acessa a tela<text:tab/><text:tab/><text:tab/><text:tab/><text:tab/><text:tab/></text:p>
      <text:p text:style-name="P70"><text:span text:style-name="T242">de login profissional pela tela </text:span>principal do</text:p>
      <text:p text:style-name="P70">sistema.</text:p>
      <text:p text:style-name="Standard"><text:tab/><text:tab/><text:tab/><text:tab/><text:tab/><text:tab/><text:tab/><text:tab/>2. Sistema carrega a tela de login <text:tab/><text:tab/><text:tab/><text:tab/><text:tab/><text:tab/><text:tab/><text:tab/><text:tab/><text:tab/><text:span text:style-name="T240">profissional </text:span>T0<text:span text:style-name="T241">0</text:span>-0<text:span text:style-name="T240">2</text:span>.</text:p>
      <text:p text:style-name="P47">3. <text:span text:style-name="T21">Profissional </text:span><text:span text:style-name="T22">da prefeitura</text:span> envia</text:p>
      <text:p text:style-name="P47"><text:s/>informações sobre o login (CPF e senha).</text:p>
      <text:p text:style-name="P30"><text:tab/><text:tab/><text:tab/><text:tab/><text:tab/><text:tab/><text:tab/><text:tab/>4. Sistema verifica CPF/senha, <text:span text:style-name="T145">cria uma <text:tab/><text:tab/><text:tab/><text:tab/><text:tab/><text:tab/><text:tab/><text:tab/><text:tab/>sessão</text:span> e carrega a <text:span text:style-name="T145">t</text:span>ela de menu <text:span text:style-name="T243">profissional <text:tab/><text:tab/><text:tab/><text:tab/><text:tab/><text:tab/><text:tab/><text:tab/><text:tab/></text:span>do sistema T0<text:span text:style-name="T243">1</text:span>-02, informando o estado da <text:tab/><text:tab/><text:tab/><text:tab/><text:tab/><text:tab/><text:tab/><text:tab/><text:tab/>operação.</text:p>
      <text:p text:style-name="P1">Fluxo Alternativo:</text:p>
      <text:p text:style-name="Standard">3. <text:span text:style-name="T183">Erro: </text:span><text:span text:style-name="T184">s</text:span>enha ou CPF incorretos: retorna para</text:p>
      <text:p text:style-name="Standard">a tela de login T00-0<text:span text:style-name="T244">2</text:span> informando o erro.</text:p>
      <text:p text:style-name="Standard">3. Erro: <text:span text:style-name="T2">profissional da prefeitura</text:span> não</text:p>
      <text:p text:style-name="Standard">cadastrado: retorna para a tela de</text:p>
      <text:p text:style-name="Standard">login T00-0<text:span text:style-name="T245">2 </text:span>informando o erro.</text:p>
      <text:p text:style-name="Standard">3. Erro: <text:span text:style-name="T23">p</text:span><text:span text:style-name="T2">rofi</text:span><text:span text:style-name="T10">s</text:span><text:span text:style-name="T2">sional da prefeitura</text:span></text:p>
      <text:p text:style-name="Standard">inativo: retorna para a tela de</text:p>
      <text:p text:style-name="Standard">login T00-0<text:span text:style-name="T245">2</text:span> informando o erro.</text:p>
      <text:p text:style-name="Standard"/>
      <text:p text:style-name="P1">Caso de uso: <text:span text:style-name="T109">Login do </text:span><text:span text:style-name="T110">c</text:span><text:span text:style-name="T109">idadão.</text:span></text:p>
      <text:p text:style-name="Standard"><text:span text:style-name="T1">Descrição:</text:span> <text:span text:style-name="T2">Cidadão </text:span><text:span text:style-name="T120">cria uma sessão</text:span> no sistema.</text:p>
      <text:p text:style-name="Standard"><text:span text:style-name="T1">Atores:</text:span> <text:span text:style-name="T2">Cidadão</text:span><text:span text:style-name="T117">s</text:span>.</text:p>
      <text:p text:style-name="Standard"><text:span text:style-name="T1">Pré-condição:</text:span> <text:span text:style-name="T2">Cidadão</text:span> cadastrado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P71">1. <text:span text:style-name="T2">Cidadão</text:span> acessa a tela <text:span text:style-name="T242">de login </text:span><text:span text:style-name="T246">cidadão</text:span></text:p>
      <text:p text:style-name="P71"><text:span text:style-name="T242">pela tela </text:span>principal do sistema.</text:p>
      <text:p text:style-name="Standard"><text:tab/><text:tab/><text:tab/><text:tab/><text:tab/><text:tab/><text:tab/><text:tab/>2. Sistema carrega a tela de login <text:span text:style-name="T247">cidadão <text:tab/><text:tab/><text:tab/><text:tab/><text:tab/><text:tab/><text:tab/><text:tab/><text:tab/></text:span>T00-01.</text:p>
      <text:p text:style-name="Standard">3. <text:span text:style-name="T2">Cidadão</text:span> envia informações</text:p>
      <text:p text:style-name="Standard">sobre o login (CPF e senha).</text:p>
      <text:p text:style-name="P31"><text:tab/><text:tab/><text:tab/><text:tab/><text:tab/><text:tab/><text:tab/><text:tab/>4. Sistema verifica CPF/senha, <text:span text:style-name="T146">cria uma <text:tab/><text:tab/><text:tab/><text:tab/><text:tab/><text:tab/><text:tab/><text:tab/><text:tab/>sessão</text:span> e carrega a tela de menu do sistema <text:tab/><text:tab/><text:tab/><text:tab/><text:tab/><text:tab/><text:tab/><text:tab/><text:tab/>T0<text:span text:style-name="T248">1</text:span>-0<text:span text:style-name="T248">1</text:span>, informando o estado da operação.</text:p>
      <text:p text:style-name="P1"><text:soft-page-break/>Fluxo Alternativo:</text:p>
      <text:p text:style-name="Standard">3. <text:span text:style-name="T182">Erro: </text:span>Senha ou CPF incorretos: retorna para</text:p>
      <text:p text:style-name="Standard">a tela de login T00-01 informando o erro.</text:p>
      <text:p text:style-name="Standard">3. Erro: <text:span text:style-name="T2">Cidadão</text:span> não cadastrado: retorna para</text:p>
      <text:p text:style-name="Standard">a tela de login T00-01 informando o erro.</text:p>
      <text:p text:style-name="Standard"/>
      <text:p text:style-name="P1">Caso de uso: <text:span text:style-name="T90">Cadastrar </text:span><text:span text:style-name="T109">profissiona</text:span><text:span text:style-name="T114">is</text:span><text:span text:style-name="T109"> da prefeitura(Adicionar/Alterar</text:span><text:span text:style-name="T29"> profissionais da prefeitura</text:span><text:span text:style-name="T109">)</text:span><text:span text:style-name="T90">.</text:span></text:p>
      <text:p text:style-name="Standard"><text:span text:style-name="T1">Descrição:</text:span> <text:span text:style-name="T2">Administrador d</text:span><text:span text:style-name="T11">o sistema</text:span> adiciona ou altera um <text:span text:style-name="T2">profissional da prefeitura</text:span>; notas: um <text:span text:style-name="T2">profissional da prefeitura</text:span> nunca é excluído do sistema ele apenas recebe uma indicação que está inativo(para manter <text:span text:style-name="T207">um histórico d</text:span>o<text:span text:style-name="T206">s</text:span> <text:span text:style-name="T117">profissiona</text:span><text:span text:style-name="T122">is</text:span><text:span text:style-name="T117"> da prefeitura</text:span>).</text:p>
      <text:p text:style-name="Standard"><text:span text:style-name="T1">Atores:</text:span> <text:span text:style-name="T2">Administrador</text:span><text:span text:style-name="T19">es</text:span><text:span text:style-name="T2"> </text:span><text:span text:style-name="T12">do sistema</text:span><text:span text:style-name="T117">.</text:span></text:p>
      <text:p text:style-name="Standard"><text:span text:style-name="T1">Pré-condição</text:span>: <text:span text:style-name="T2">Administrador d</text:span><text:span text:style-name="T12">o sistema</text:span> logado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Administrador d</text:span><text:span text:style-name="T13">o sistema</text:span> acessa a tela</text:p>
      <text:p text:style-name="Standard">de <text:span text:style-name="T205">listar </text:span><text:span text:style-name="T117">profissionais da prefeitura</text:span>, através da</text:p>
      <text:p text:style-name="Standard">tela de menu <text:span text:style-name="T251">profissional </text:span>T0<text:span text:style-name="T249">1</text:span>-02.</text:p>
      <text:p text:style-name="Standard"><text:tab/><text:tab/><text:tab/><text:tab/><text:tab/><text:tab/><text:tab/><text:tab/>2. Sistema carrega a tela de listar <text:tab/><text:tab/><text:tab/><text:tab/><text:tab/><text:tab/><text:tab/><text:tab/><text:tab/><text:tab/><text:span text:style-name="T117">profissionais da prefeitura</text:span> T0<text:span text:style-name="T249">8</text:span>-01.</text:p>
      <text:p text:style-name="Standard">(<text:span text:style-name="T2">Administrador d</text:span><text:span text:style-name="T13">o sistema</text:span> escolhe uma das</text:p>
      <text:p text:style-name="Standard">opções <text:span text:style-name="T189">3</text:span>.x. através da tela T0<text:span text:style-name="T249">8</text:span>-01, essa tela é</text:p>
      <text:p text:style-name="Standard">uma lista com todos os <text:span text:style-name="T117">profissionais da</text:span></text:p>
      <text:p text:style-name="Standard"><text:span text:style-name="T117">prefeitura</text:span> cadastrados, possui um sistema de</text:p>
      <text:p text:style-name="Standard">filtro/busca)</text:p>
      <text:p text:style-name="Standard">3.1. <text:span text:style-name="T2">Administrador do sistema</text:span> acessa a tela</text:p>
      <text:p text:style-name="Standard">de adicionar um novo <text:span text:style-name="T117">profissional da prefeitura</text:span>.</text:p>
      <text:p text:style-name="Standard">3.2. <text:span text:style-name="T2">Administrador do sistema</text:span> acessa a tela</text:p>
      <text:p text:style-name="Standard">de alterar um <text:span text:style-name="T117">profissional da prefeitura</text:span> listado.</text:p>
      <text:p text:style-name="Standard"><text:tab/><text:tab/><text:tab/><text:tab/><text:tab/><text:tab/><text:tab/><text:tab/>4.1. Sistema carrega a tela de adicionar <text:tab/><text:tab/><text:tab/><text:tab/><text:tab/><text:tab/><text:tab/><text:tab/><text:tab/><text:span text:style-name="T117">profissional da prefeitura</text:span> T0<text:span text:style-name="T249">8</text:span>-02.</text:p>
      <text:p text:style-name="Standard"><text:tab/><text:tab/><text:tab/><text:tab/><text:tab/><text:tab/><text:tab/><text:tab/>4.2. Sistema carrega a tela de alterar <text:tab/><text:tab/><text:tab/><text:tab/><text:tab/><text:tab/><text:tab/><text:tab/><text:tab/><text:tab/><text:span text:style-name="T117">profissional da prefeitura</text:span> T0<text:span text:style-name="T249">8</text:span>-03.</text:p>
      <text:p text:style-name="Standard"><text:span text:style-name="T2">5.1. Administrador do sistema</text:span> preenche o</text:p>
      <text:p text:style-name="Standard">formulário de adição de um novo <text:span text:style-name="T117">profissional</text:span></text:p>
      <text:p text:style-name="Standard"><text:span text:style-name="T117">da prefeitura</text:span><text:span text:style-name="T2"> </text:span>(tela T0<text:span text:style-name="T249">8</text:span>-02).</text:p>
      <text:p text:style-name="Standard"><text:span text:style-name="T2">5.2. Administrador do sistema</text:span> preenche o</text:p>
      <text:p text:style-name="Standard">formulário de alteração do<text:span text:style-name="T117"> profissional da</text:span></text:p>
      <text:p text:style-name="Standard"><text:span text:style-name="T117">prefeitura</text:span><text:span text:style-name="T2"> </text:span>(tela T0<text:span text:style-name="T249">8</text:span>-03).</text:p>
      <text:p text:style-name="Standard"><text:tab/><text:tab/><text:tab/><text:tab/><text:tab/><text:tab/><text:tab/><text:tab/>6.1. Sistema valida os campos preenchidos <text:tab/><text:tab/><text:tab/><text:tab/><text:tab/><text:tab/><text:tab/><text:tab/><text:tab/>cria o <text:span text:style-name="T117">profissional da prefeitura</text:span> e adiciona <text:tab/><text:tab/><text:tab/><text:tab/><text:tab/><text:tab/><text:tab/><text:tab/><text:tab/>no sistema.</text:p>
      <text:p text:style-name="Standard"><text:tab/><text:tab/><text:tab/><text:tab/><text:tab/><text:tab/><text:tab/><text:tab/>6.2. Sistema valida os campos preenchidos <text:tab/><text:tab/><text:tab/><text:tab/><text:tab/><text:tab/><text:tab/><text:tab/><text:tab/>e atualiza os dados cadastrais do <text:tab/><text:tab/><text:tab/><text:tab/><text:tab/><text:tab/><text:tab/><text:tab/><text:tab/><text:tab/><text:span text:style-name="T117">profissional da prefeitura</text:span>.</text:p>
      <text:p text:style-name="P32"><text:tab/><text:tab/><text:tab/><text:tab/><text:tab/><text:tab/><text:tab/><text:tab/>7. Sistema carrega a tela de listar <text:tab/><text:tab/><text:tab/><text:tab/><text:tab/><text:tab/><text:tab/><text:tab/><text:tab/><text:tab/><text:span text:style-name="T117">profissionais da prefeitura</text:span> T0<text:span text:style-name="T249">8</text:span>-01, <text:tab/><text:tab/><text:tab/><text:tab/><text:tab/><text:tab/><text:tab/><text:tab/><text:tab/><text:tab/>informando o estado da operação.</text:p>
      <text:p text:style-name="P1"><text:soft-page-break/>Fluxo Alternativo:</text:p>
      <text:p text:style-name="P75">5. Erro: <text:span text:style-name="T249">d</text:span>ados cadastrais inválidos, carrega a</text:p>
      <text:p text:style-name="P75">respectiva tela indicando quais dados estão </text:p>
      <text:p text:style-name="P75">inválidos e por quê.</text:p>
      <text:p text:style-name="Standard">3. Cancelamento: <text:span text:style-name="T249">s</text:span>istema carrega a tela de menu</text:p>
      <text:p text:style-name="Standard"><text:span text:style-name="T289">profissional </text:span>T0<text:span text:style-name="T249">1</text:span>-02.</text:p>
      <text:p text:style-name="Standard">5. Cancelamento: <text:span text:style-name="T249">s</text:span>istema carrega a tela de listar</text:p>
      <text:p text:style-name="Standard"><text:span text:style-name="T117">profissionais da prefeitura</text:span> T0<text:span text:style-name="T249">8</text:span>-01.</text:p>
      <text:p text:style-name="Standard"/>
      <text:p text:style-name="P1">Caso de uso: <text:span text:style-name="T109">Alterar prefeitura.</text:span></text:p>
      <text:p text:style-name="Standard"><text:span text:style-name="T1">Descrição:</text:span> <text:span text:style-name="T2">Administrador do sistema</text:span> altera prefeitura; <text:span text:style-name="T139">notas: só existe uma prefeitura no sistema, </text:span><text:span text:style-name="T185">registro criado automaticamente na instalação do sistema</text:span><text:span text:style-name="T139">, </text:span><text:span text:style-name="T140">o </text:span><text:span text:style-name="T14">administrador do sistema</text:span><text:span text:style-name="T140"> apenas altera as informações, não pode ser excluída</text:span><text:span text:style-name="T139">.</text:span></text:p>
      <text:p text:style-name="Standard"><text:span text:style-name="T1">Atores:</text:span> <text:span text:style-name="T2">Administrador</text:span><text:span text:style-name="T19">es</text:span><text:span text:style-name="T2"> do sistema</text:span><text:span text:style-name="T117">.</text:span></text:p>
      <text:p text:style-name="Standard"><text:span text:style-name="T1">Pré-condição: </text:span><text:span text:style-name="T2">Administrador do sistema</text:span> logado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Administrador do sistema</text:span> acessa a tela</text:p>
      <text:p text:style-name="P72">de prefeitura, através da tela de menu</text:p>
      <text:p text:style-name="P72"><text:span text:style-name="T251">profissional</text:span> T0<text:span text:style-name="T250">1</text:span>-02.</text:p>
      <text:p text:style-name="Standard"><text:tab/><text:tab/><text:tab/><text:tab/><text:tab/><text:tab/><text:tab/><text:tab/>2. Sistema carrega a tela <text:span text:style-name="T141">da</text:span> <text:tab/><text:tab/><text:tab/><text:tab/><text:tab/><text:tab/><text:tab/><text:tab/><text:tab/><text:tab/><text:tab/>prefeitura T06-01.</text:p>
      <text:p text:style-name="P49"><text:span text:style-name="T187">(E</text:span>ssa tela é possui <text:span text:style-name="T187">todas as informações da</text:span></text:p>
      <text:p text:style-name="P49"><text:span text:style-name="T187">prefeitura</text:span>)</text:p>
      <text:p text:style-name="Standard">3. <text:span text:style-name="T2">Administrador do sistema</text:span> acessa a tela</text:p>
      <text:p text:style-name="Standard">de alterar a prefeitura.</text:p>
      <text:p text:style-name="Standard"><text:tab/><text:tab/><text:tab/><text:tab/><text:tab/><text:tab/><text:tab/><text:tab/>4. Sistema carrega a tela de alterar <text:tab/><text:tab/><text:tab/><text:tab/><text:tab/><text:tab/><text:tab/><text:tab/><text:tab/><text:tab/>prefeitura T06-0<text:span text:style-name="T142">2</text:span>.</text:p>
      <text:p text:style-name="Standard"><text:span text:style-name="T142">5</text:span>. <text:span text:style-name="T2">Administrador do sistema</text:span> preenche o</text:p>
      <text:p text:style-name="Standard">formulário de alteração da</text:p>
      <text:p text:style-name="Standard">prefeitura(tela T06-0<text:span text:style-name="T142">2</text:span>).</text:p>
      <text:p text:style-name="Standard"><text:tab/><text:tab/><text:tab/><text:tab/><text:tab/><text:tab/><text:tab/><text:tab/>6. Sistema valida os campos preenchidos <text:tab/><text:tab/><text:tab/><text:tab/><text:tab/><text:tab/><text:tab/><text:tab/><text:tab/>e atualiza os dados cadastrais da prefeitura.</text:p>
      <text:p text:style-name="P33"><text:tab/><text:tab/><text:tab/><text:tab/><text:tab/><text:tab/><text:tab/><text:tab/>7. Sistema carrega a tela d<text:span text:style-name="T142">a </text:span>prefeitura <text:tab/><text:tab/><text:tab/><text:tab/><text:tab/><text:tab/><text:tab/><text:tab/><text:tab/>T06-01, informando o estado da operação.</text:p>
      <text:p text:style-name="P1">Fluxo Alternativo:</text:p>
      <text:p text:style-name="P74">5. Erro: <text:span text:style-name="T250">d</text:span>ados cadastrais inválidos, carrega a</text:p>
      <text:p text:style-name="P74">respectiva tela indicando quais dados estão </text:p>
      <text:p text:style-name="P74">inválidos e por quê.</text:p>
      <text:p text:style-name="Standard">3. Cancelamento: <text:span text:style-name="T250">s</text:span>istema carrega a tela de menu</text:p>
      <text:p text:style-name="Standard"><text:span text:style-name="T288">profissional </text:span>T0<text:span text:style-name="T250">1</text:span>-02.</text:p>
      <text:p text:style-name="Standard">5. Cancelamento: <text:span text:style-name="T250">s</text:span>istema carrega a tela d<text:span text:style-name="T143">a</text:span></text:p>
      <text:p text:style-name="Standard">prefeitura T0<text:span text:style-name="T250">6</text:span>-01.</text:p>
      <text:p text:style-name="Standard"/>
      <text:p text:style-name="P1">Caso de uso: <text:span text:style-name="T90">Cadastrar locais de atendimento da prefeitura</text:span><text:span text:style-name="T29"> </text:span><text:span text:style-name="T109">(Adicionar/Alterar locais de atendimento da prefeitura).</text:span></text:p>
      <text:p text:style-name="Standard"><text:span text:style-name="T1">Descrição:</text:span> <text:span text:style-name="T2">Administrador do sistema</text:span> adiciona ou altera um local de atendimento da prefeitura; notas: <text:soft-page-break/>um local de atendimentos nunca é excluído do sistema ele apenas recebe uma indicação que está inativo(para manter o local de atendimento no histórico); <text:span text:style-name="T188">um local de atendimento padrão é criado automaticamente na instalação do sistema</text:span>.</text:p>
      <text:p text:style-name="Standard"><text:span text:style-name="T1">Atores:</text:span> <text:span text:style-name="T2">Administrador</text:span><text:span text:style-name="T19">es</text:span><text:span text:style-name="T2"> do sistema</text:span><text:span text:style-name="T117">.</text:span></text:p>
      <text:p text:style-name="Standard"><text:span text:style-name="T1">Pré-condição: </text:span><text:span text:style-name="T2">Administrador do sistema</text:span> logado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<text:span text:style-name="T117">1.</text:span><text:span text:style-name="T2"> Administrador do sistema</text:span> acessa a tela de</text:p>
      <text:p text:style-name="Standard"><text:span text:style-name="T208">listar </text:span>locais de atendimento, através da tela de</text:p>
      <text:p text:style-name="Standard">menu <text:span text:style-name="T251">profissional </text:span>T0<text:span text:style-name="T251">1</text:span>-02.</text:p>
      <text:p text:style-name="Standard"><text:tab/><text:tab/><text:tab/><text:tab/><text:tab/><text:tab/><text:tab/><text:tab/>2. Sistema carrega a tela de listar locais de <text:tab/><text:tab/><text:tab/><text:tab/><text:tab/><text:tab/><text:tab/><text:tab/><text:tab/>atendimento da prefeitura T0<text:span text:style-name="T251">7</text:span>-01.</text:p>
      <text:p text:style-name="Standard">(<text:span text:style-name="T2">Administrador do sistema</text:span> escolhe uma das</text:p>
      <text:p text:style-name="Standard">opções <text:span text:style-name="T189">3</text:span>.x. através da tela T0<text:span text:style-name="T251">7</text:span>-01, essa tela é</text:p>
      <text:p text:style-name="Standard">uma lista com <text:s/>todos os locais de atendimento</text:p>
      <text:p text:style-name="Standard">cadastrados, possui um sistema de filtro/busca)</text:p>
      <text:p text:style-name="Standard"><text:span text:style-name="T117">3.1.</text:span><text:span text:style-name="T2"> Administrador do sistema</text:span> acessa a tela de</text:p>
      <text:p text:style-name="Standard">adicionar um novo local de atendimento.</text:p>
      <text:p text:style-name="Standard"><text:span text:style-name="T117">3.2.</text:span><text:span text:style-name="T2"> Administrador do sistema</text:span> acessa a tela de</text:p>
      <text:p text:style-name="Standard">alterar um local de atendimento listado.</text:p>
      <text:p text:style-name="Standard"><text:tab/><text:tab/><text:tab/><text:tab/><text:tab/><text:tab/><text:tab/><text:tab/>4.1. Sistema carrega a tela de adicionar <text:tab/><text:tab/><text:tab/><text:tab/><text:tab/><text:tab/><text:tab/><text:tab/><text:tab/>local de atendimento T0<text:span text:style-name="T251">7</text:span>-02.</text:p>
      <text:p text:style-name="Standard"><text:tab/><text:tab/><text:tab/><text:tab/><text:tab/><text:tab/><text:tab/><text:tab/>4.2. Sistema carrega a tela de alterar <text:tab/><text:tab/><text:tab/><text:tab/><text:tab/><text:tab/><text:tab/><text:tab/><text:tab/><text:tab/>local de atendimento T0<text:span text:style-name="T251">7</text:span>-03.</text:p>
      <text:p text:style-name="Standard"><text:span text:style-name="T117">5.1.</text:span><text:span text:style-name="T2"> Administrador do sistema</text:span> preenche o</text:p>
      <text:p text:style-name="Standard">formulário de adição de um novo local de</text:p>
      <text:p text:style-name="Standard">atendimento(tela T0<text:span text:style-name="T251">7</text:span>-02).</text:p>
      <text:p text:style-name="Standard"><text:span text:style-name="T117">5.2.</text:span><text:span text:style-name="T2"> Administrador do sistema</text:span> preenche o</text:p>
      <text:p text:style-name="Standard">formulário de alteração do local de</text:p>
      <text:p text:style-name="Standard">atendimento(tela T0<text:span text:style-name="T251">7</text:span>-03).</text:p>
      <text:p text:style-name="Standard"><text:tab/><text:tab/><text:tab/><text:tab/><text:tab/><text:tab/><text:tab/><text:tab/>6.1. Sistema valida os campos preenchidos <text:tab/><text:tab/><text:tab/><text:tab/><text:tab/><text:tab/><text:tab/><text:tab/><text:tab/>cria o local de atendimento e adiciona no<text:tab/><text:tab/><text:tab/><text:tab/><text:tab/><text:tab/><text:tab/><text:tab/><text:tab/>sistema.</text:p>
      <text:p text:style-name="Standard"><text:tab/><text:tab/><text:tab/><text:tab/><text:tab/><text:tab/><text:tab/><text:tab/>6.2. Sistema valida os campos preenchidos <text:tab/><text:tab/><text:tab/><text:tab/><text:tab/><text:tab/><text:tab/><text:tab/><text:tab/>e atualiza os dados cadastrais do local de <text:tab/><text:tab/><text:tab/><text:tab/><text:tab/><text:tab/><text:tab/><text:tab/><text:tab/>atendimentos.</text:p>
      <text:p text:style-name="P34"><text:tab/><text:tab/><text:tab/><text:tab/><text:tab/><text:tab/><text:tab/><text:tab/>7. Sistema carrega a tela de listar locais de <text:tab/><text:tab/><text:tab/><text:tab/><text:tab/><text:tab/><text:tab/><text:tab/><text:tab/>atendimento T0<text:span text:style-name="T251">7</text:span>-01, informando o estado <text:tab/><text:tab/><text:tab/><text:tab/><text:tab/><text:tab/><text:tab/><text:tab/><text:tab/>da operação.</text:p>
      <text:p text:style-name="P1">Fluxo Alternativo:</text:p>
      <text:p text:style-name="P76">5. Erro: <text:span text:style-name="T251">d</text:span>ados cadastrais inválidos, carrega a</text:p>
      <text:p text:style-name="P76">respectiva tela indicando quais dados estão</text:p>
      <text:p text:style-name="P73">inválidos e por quê.</text:p>
      <text:p text:style-name="P25">3. Cancelamento: <text:span text:style-name="T251">s</text:span>istema carrega a tela de</text:p>
      <text:p text:style-name="P25">menu <text:span text:style-name="T287">profissional </text:span>T0<text:span text:style-name="T251">1</text:span>-02.</text:p>
      <text:p text:style-name="Standard">5. Cancelamento: <text:span text:style-name="T254">s</text:span>istema carrega a tela de listar</text:p>
      <text:p text:style-name="Standard">locais de atendimento da prefeitura T0<text:span text:style-name="T251">7</text:span>-01.</text:p>
      <text:p text:style-name="Standard"><text:soft-page-break/></text:p>
      <text:p text:style-name="P1">Caso de uso: <text:span text:style-name="T90">Cadastrar tipos de atendimento</text:span><text:span text:style-name="T29"> </text:span><text:span text:style-name="T109">(Adicionar/Alterar tipos de atendimento).</text:span></text:p>
      <text:p text:style-name="Standard"><text:span text:style-name="T1">Descrição:</text:span> <text:span text:style-name="T2">Administrador do sistema</text:span> adiciona ou altera um de atendimento; notas: um tipo de atendimento nunca é excluído do sistema ele apenas recebe uma indicação que está inativo(para manter o tipo de atendimento no histórico).</text:p>
      <text:p text:style-name="Standard"><text:span text:style-name="T1">Atores:</text:span> <text:span text:style-name="T2">Administrador</text:span><text:span text:style-name="T19">es</text:span><text:span text:style-name="T2"> do sistema</text:span><text:span text:style-name="T117">.</text:span></text:p>
      <text:p text:style-name="Standard"><text:span text:style-name="T1">Pré-condição: </text:span><text:span text:style-name="T2">Administrador do sistema</text:span> logado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P55"><text:span text:style-name="T117">1.</text:span><text:span text:style-name="T2"> Administrador do sistema</text:span> acessa a tela de</text:p>
      <text:p text:style-name="P55"><text:span text:style-name="T209">listar </text:span><text:span text:style-name="T144">tipos de </text:span>atendimento, através da tela de</text:p>
      <text:p text:style-name="P29">menu <text:span text:style-name="T252">profissional </text:span>T0<text:span text:style-name="T252">1</text:span>-02.</text:p>
      <text:p text:style-name="Standard"><text:tab/><text:tab/><text:tab/><text:tab/><text:tab/><text:tab/><text:tab/><text:tab/>2. Sistema carrega a tela de listar <text:tab/><text:tab/><text:tab/><text:tab/><text:tab/><text:tab/><text:tab/><text:tab/><text:tab/><text:tab/>tipos de atendimento T0<text:span text:style-name="T253">9</text:span>-01.</text:p>
      <text:p text:style-name="Standard">(<text:span text:style-name="T2">Administrador do sistema</text:span> escolhe uma das</text:p>
      <text:p text:style-name="P24">opções <text:span text:style-name="T190">3</text:span>.x. através da tela T0<text:span text:style-name="T253">9</text:span>-01, essa tela</text:p>
      <text:p text:style-name="P24">é uma lista com todos os tipos de atendimento</text:p>
      <text:p text:style-name="Standard">cadastrados, possui um sistema de filtro/busca)</text:p>
      <text:p text:style-name="Standard"><text:span text:style-name="T117">3.1.</text:span><text:span text:style-name="T2"> Administrador do sistema</text:span> acessa a tela de</text:p>
      <text:p text:style-name="Standard">adicionar um novo tipo de atendimento.</text:p>
      <text:p text:style-name="Standard"><text:span text:style-name="T117">3.2.</text:span><text:span text:style-name="T2"> Administrador do sistema</text:span> acessa a tela de</text:p>
      <text:p text:style-name="Standard">alterar um tipo de atendimento listado.</text:p>
      <text:p text:style-name="Standard"><text:tab/><text:tab/><text:tab/><text:tab/><text:tab/><text:tab/><text:tab/><text:tab/>4.1. Sistema carrega a tela de adicionar <text:tab/><text:tab/><text:tab/><text:tab/><text:tab/><text:tab/><text:tab/><text:tab/><text:tab/>tipo de atendimento T0<text:span text:style-name="T253">9</text:span>-02.</text:p>
      <text:p text:style-name="Standard"><text:tab/><text:tab/><text:tab/><text:tab/><text:tab/><text:tab/><text:tab/><text:tab/>4.2. Sistema carrega a tela de alterar <text:tab/><text:tab/><text:tab/><text:tab/><text:tab/><text:tab/><text:tab/><text:tab/><text:tab/><text:tab/>tipo de atendimento T0<text:span text:style-name="T253">9</text:span>-03.</text:p>
      <text:p text:style-name="Standard"><text:span text:style-name="T117">5.1.</text:span><text:span text:style-name="T2"> Administrador do sistema</text:span> preenche o</text:p>
      <text:p text:style-name="Standard">formulário de adição de um novo tipo de</text:p>
      <text:p text:style-name="Standard">atendimento(tela T0<text:span text:style-name="T253">9</text:span>-02).</text:p>
      <text:p text:style-name="Standard"><text:span text:style-name="T117">5.2.</text:span><text:span text:style-name="T2"> Administrador do sistema</text:span> preenche o</text:p>
      <text:p text:style-name="Standard">formulário de alteração do tipo de</text:p>
      <text:p text:style-name="Standard">atendimento(tela T0<text:span text:style-name="T253">9</text:span>-03).</text:p>
      <text:p text:style-name="Standard"><text:tab/><text:tab/><text:tab/><text:tab/><text:tab/><text:tab/><text:tab/><text:tab/>6.1. Sistema valida os campos preenchidos <text:tab/><text:tab/><text:tab/><text:tab/><text:tab/><text:tab/><text:tab/><text:tab/><text:tab/>cria o tipo de atendimento e adiciona no <text:tab/><text:tab/><text:tab/><text:tab/><text:tab/><text:tab/><text:tab/><text:tab/><text:tab/>sistema.</text:p>
      <text:p text:style-name="Standard"><text:tab/><text:tab/><text:tab/><text:tab/><text:tab/><text:tab/><text:tab/><text:tab/>6.2. Sistema valida os campos preenchidos <text:tab/><text:tab/><text:tab/><text:tab/><text:tab/><text:tab/><text:tab/><text:tab/><text:tab/>e atualiza os dados cadastrais do tipo de <text:tab/><text:tab/><text:tab/><text:tab/><text:tab/><text:tab/><text:tab/><text:tab/><text:tab/>atendimento.</text:p>
      <text:p text:style-name="Standard"><text:tab/><text:tab/><text:tab/><text:tab/><text:tab/><text:tab/><text:tab/><text:tab/>7. Sistema carrega a tela de listar tipos de <text:tab/><text:tab/><text:tab/><text:tab/><text:tab/><text:tab/><text:tab/><text:tab/><text:tab/>atendimento T0<text:span text:style-name="T253">9</text:span>-01, informando o estado <text:tab/><text:tab/><text:tab/><text:tab/><text:tab/><text:tab/><text:tab/><text:tab/><text:tab/>da operação.</text:p>
      <text:p text:style-name="P1">Fluxo Alternativo:</text:p>
      <text:p text:style-name="P77">5. Erro: <text:span text:style-name="T253">d</text:span>ados cadastrais inválidos, carrega a</text:p>
      <text:p text:style-name="P77">respectiva tela indicando quais dados estão</text:p>
      <text:p text:style-name="P77">inválidos e por quê.</text:p>
      <text:p text:style-name="Standard">3. Cancelamento: Sistema carrega a tela de menu</text:p>
      <text:p text:style-name="Standard"><text:span text:style-name="T286">profissional </text:span>T0<text:span text:style-name="T255">1</text:span>-02.</text:p>
      <text:p text:style-name="Standard"><text:soft-page-break/>5. Cancelamento: Sistema carrega a tela de listar</text:p>
      <text:p text:style-name="Standard">tipos de atendimento T0<text:span text:style-name="T255">9</text:span>-01.</text:p>
      <text:p text:style-name="Standard"/>
      <text:p text:style-name="P1">Caso de uso: <text:span text:style-name="T91">C</text:span><text:span text:style-name="T94">adastrar</text:span><text:span text:style-name="T90"> escalas</text:span><text:span text:style-name="T29"> </text:span><text:span text:style-name="T112">d</text:span><text:span text:style-name="T111">o local de atendimento</text:span><text:span text:style-name="T109">(Adicionar/Alterar escalas).</text:span></text:p>
      <text:p text:style-name="Standard"><text:span text:style-name="T1">Descrição</text:span>: <text:span text:style-name="T4">A</text:span><text:span text:style-name="T2">dministrador do local de atendimento</text:span> adiciona ou altera uma escala; notas: uma escala nunca é excluída do sistema ela apenas recebe uma indicação que está removida(para manter histórico das escalas), quando uma escala é criada/alterada as entradas na agenda também são automaticamente criadas no sistema, no caso de uma alteração/remoção as entradas na agenda existentes não são excluídas apenas recebem uma indicação que estão inválidas(para manter o histórico), uma escala só pode ser fechada se a mesma foi executada, <text:span text:style-name="T147">é responsabilidade do </text:span><text:span text:style-name="T17">administrador</text:span><text:span text:style-name="T147"> indicar a situação da escala</text:span>.</text:p>
      <text:p text:style-name="Standard"><text:span text:style-name="T1">Atores:</text:span> <text:span text:style-name="T2">Administrador</text:span><text:span text:style-name="T19">es</text:span><text:span text:style-name="T2"> do local de atendimento</text:span><text:span text:style-name="T117">.</text:span></text:p>
      <text:p text:style-name="P53"><text:span text:style-name="T1">Pré-condição:</text:span> <text:span text:style-name="T2">A</text:span><text:span text:style-name="T35">dministrador do local de atendimento</text:span> logado e local de atendimento <text:span text:style-name="T152">ao qual está </text:span>relacionado ativo, <text:span text:style-name="T148">se o local de atendimento estiver inativo o </text:span><text:span text:style-name="T25">administrador</text:span><text:span text:style-name="T148"> não pode acessar a tela de cadastro de escala </text:span><text:span text:style-name="T195">do local de atendimento </text:span><text:span text:style-name="T148">T03, ver fluxo alternativo</text:span>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P23"><text:span text:style-name="T117">1.</text:span><text:span text:style-name="T2"> A</text:span><text:span text:style-name="T35">dministrador do local de atendimento</text:span></text:p>
      <text:p text:style-name="P56">acessa a tela de <text:span text:style-name="T210">listar </text:span>escalas <text:span text:style-name="T191">do local de</text:span></text:p>
      <text:p text:style-name="P78"><text:span text:style-name="T191">atendimento</text:span>, através da tela de menu </text:p>
      <text:p text:style-name="P78"><text:span text:style-name="T256">profissional </text:span>T0<text:span text:style-name="T260">1</text:span>-02.</text:p>
      <text:p text:style-name="Standard"><text:tab/><text:tab/><text:tab/><text:tab/><text:tab/><text:tab/><text:tab/><text:tab/>2. Sistema carrega a tela de listar <text:tab/><text:tab/><text:tab/><text:tab/><text:tab/><text:tab/><text:tab/><text:tab/><text:tab/><text:tab/>escalas <text:span text:style-name="T192">do local de atendimento</text:span> T0<text:span text:style-name="T257">5</text:span>-01.</text:p>
      <text:p text:style-name="P23">(<text:span text:style-name="T2">A</text:span><text:span text:style-name="T35">dministrador do local de atendiment</text:span><text:span text:style-name="T37">o</text:span></text:p>
      <text:p text:style-name="P23">escolhe uma das opções <text:span text:style-name="T193">3</text:span>.x. através da</text:p>
      <text:p text:style-name="P26">tela T0<text:span text:style-name="T257">5</text:span>-01, essa tela é uma lista com</text:p>
      <text:p text:style-name="P26">todas as escalas do local de atendimento</text:p>
      <text:p text:style-name="P26">que o <text:span text:style-name="T2">profissional da prefeitura</text:span> é</text:p>
      <text:p text:style-name="P26">administrador, possui um sistema de</text:p>
      <text:p text:style-name="P26">filtro/busca)</text:p>
      <text:p text:style-name="P26"><text:span text:style-name="T117">3.1.</text:span><text:span text:style-name="T2"> </text:span><text:span text:style-name="T15">A</text:span><text:span text:style-name="T35">dministrador do local de atendimento</text:span></text:p>
      <text:p text:style-name="P50">acessa a tela de adicionar uma nova escala</text:p>
      <text:p text:style-name="P50"><text:span text:style-name="T195">do local de atendimento</text:span>.</text:p>
      <text:p text:style-name="P23"><text:span text:style-name="T117">3.2.</text:span><text:span text:style-name="T2"> A</text:span><text:span text:style-name="T35">dministrador do local de atendimento</text:span></text:p>
      <text:p text:style-name="P50">acessa a tela de alterar uma escala <text:span text:style-name="T195">do local </text:span></text:p>
      <text:p text:style-name="P50"><text:span text:style-name="T195">de atendimento </text:span>listada.</text:p>
      <text:p text:style-name="Standard"><text:tab/><text:tab/><text:tab/><text:tab/><text:tab/><text:tab/><text:tab/><text:tab/>4.1. Sistema carrega a tela de adicionar <text:tab/><text:tab/><text:tab/><text:tab/><text:tab/><text:tab/><text:tab/><text:tab/><text:tab/>escala <text:span text:style-name="T196">do local de atendimento</text:span> T0<text:span text:style-name="T257">5</text:span>-02.</text:p>
      <text:p text:style-name="P51"><text:tab/><text:tab/><text:tab/><text:tab/><text:tab/><text:tab/><text:tab/><text:tab/>4.2. Sistema carrega a tela de alterar escala <text:tab/><text:tab/><text:tab/><text:tab/><text:tab/><text:tab/><text:tab/><text:tab/><text:tab/><text:span text:style-name="T195">do local de atendimento </text:span>T0<text:span text:style-name="T257">5</text:span>-03.</text:p>
      <text:p text:style-name="P23"><text:span text:style-name="T2">5.1. A</text:span><text:span text:style-name="T35">dministrador do local de atendimento</text:span></text:p>
      <text:p text:style-name="P23">preenche o formulário de adição de uma</text:p>
      <text:p text:style-name="P23">escala(tela T0<text:span text:style-name="T257">5</text:span>-02).</text:p>
      <text:p text:style-name="P23"><text:span text:style-name="T2">5.2. A</text:span><text:span text:style-name="T35">dministrador do local de atendimento</text:span></text:p>
      <text:p text:style-name="P23">preenche o formulário de alteração da</text:p>
      <text:p text:style-name="P23">escala(tela T0<text:span text:style-name="T257">5</text:span>-03).</text:p>
      <text:p text:style-name="Standard"><text:tab/><text:tab/><text:tab/><text:tab/><text:tab/><text:tab/><text:tab/><text:tab/>6.1. Sistema valida os campos preenchidos <text:tab/><text:soft-page-break/><text:tab/><text:tab/><text:tab/><text:tab/><text:tab/><text:tab/><text:tab/><text:tab/>cria a escala e adiciona no sistema.</text:p>
      <text:p text:style-name="Standard"><text:tab/><text:tab/><text:tab/><text:tab/><text:tab/><text:tab/><text:tab/><text:tab/>6.2. Sistema valida os campos preenchidos <text:tab/><text:tab/><text:tab/><text:tab/><text:tab/><text:tab/><text:tab/><text:tab/><text:tab/>e atualiza os dados cadastrais da escala.</text:p>
      <text:p text:style-name="Standard"><text:tab/><text:tab/><text:tab/><text:tab/><text:tab/><text:tab/><text:tab/><text:tab/>7. Sistema atualiza a agenda, criando novas <text:tab/><text:tab/><text:tab/><text:tab/><text:tab/><text:tab/><text:tab/><text:tab/><text:tab/>entradas relacionadas com a escala <text:tab/><text:tab/><text:tab/><text:tab/><text:tab/><text:tab/><text:tab/><text:tab/><text:tab/><text:tab/>criada/alterada, ver notas na descrição do <text:tab/><text:tab/><text:tab/><text:tab/><text:tab/><text:tab/><text:tab/><text:tab/><text:tab/>caso de uso.</text:p>
      <text:p text:style-name="Standard"><text:tab/><text:tab/><text:tab/><text:tab/><text:tab/><text:tab/><text:tab/><text:tab/>8. Sistema carrega a tela de listar <text:tab/><text:tab/><text:tab/><text:tab/><text:tab/><text:tab/><text:tab/><text:tab/><text:tab/><text:tab/>escalas <text:span text:style-name="T194">do local de atendimento </text:span>T0<text:span text:style-name="T257">5</text:span>-01, <text:tab/><text:tab/><text:tab/><text:tab/><text:tab/><text:tab/><text:tab/><text:tab/><text:tab/>informando o estado da operação.</text:p>
      <text:p text:style-name="P1">Fluxo Alternativo:</text:p>
      <text:p text:style-name="P3"><text:span text:style-name="T95">1. </text:span><text:span text:style-name="T96">Erro: </text:span><text:span text:style-name="T108">l</text:span><text:span text:style-name="T96">ocal de atendimento ao qual o</text:span></text:p>
      <text:p text:style-name="P3"><text:span text:style-name="T33">administrador</text:span><text:span text:style-name="T96"> está </text:span><text:span text:style-name="T97">relacionado</text:span><text:span text:style-name="T96"> está inativo, sistema</text:span></text:p>
      <text:p text:style-name="P66">carrega a tela principal informando o erro.</text:p>
      <text:p text:style-name="Standard">3. Cancelamento: <text:span text:style-name="T257">s</text:span>istema carrega a tela de menu</text:p>
      <text:p text:style-name="P21"><text:span text:style-name="T285">profissional </text:span>T0<text:span text:style-name="T257">1</text:span>-02.</text:p>
      <text:p text:style-name="P79">5. Erro: <text:span text:style-name="T257">d</text:span>ados cadastrais inválidos, carrega a</text:p>
      <text:p text:style-name="P79">respectiva tela indicando quais dados estão</text:p>
      <text:p text:style-name="P79">inválidos e por quê.</text:p>
      <text:p text:style-name="Standard">5. Cancelamento: <text:span text:style-name="T257">s</text:span>istema carrega a tela de listar</text:p>
      <text:p text:style-name="P52">escalas <text:span text:style-name="T195">do local de atendimento </text:span>T0<text:span text:style-name="T257">5</text:span>-01.</text:p>
      <text:p text:style-name="P1"/>
      <text:p text:style-name="P1">Caso de uso: <text:span text:style-name="T102">Visualizar própria</text:span><text:span text:style-name="T109"> escala.</text:span></text:p>
      <text:p text:style-name="Standard"><text:span text:style-name="T1">Descrição:</text:span> <text:span text:style-name="T2">Profissional da prefeitura</text:span> visualiza suas escalas.</text:p>
      <text:p text:style-name="Standard"><text:span text:style-name="T1">Atores:</text:span> <text:span text:style-name="T2">Profissionais da prefeitura</text:span><text:span text:style-name="T117">.</text:span></text:p>
      <text:p text:style-name="P53"><text:span text:style-name="T1">Pré-condição:</text:span> <text:span text:style-name="T2">Profissional da prefeitura</text:span> logado e local de atendimento <text:span text:style-name="T197">ao qual está relacionado </text:span>ativo, <text:span text:style-name="T148">se o local de atendimento estiver inativo o </text:span><text:span text:style-name="T24">profissional</text:span><text:span text:style-name="T148"> não pode acessar a tela de </text:span><text:span text:style-name="T197">visualizar</text:span><text:span text:style-name="T148"> </text:span><text:span text:style-name="T198">própria </text:span><text:span text:style-name="T148">escala</text:span><text:span text:style-name="T195"> </text:span><text:span text:style-name="T148">T03, ver fluxo alternativo</text:span>.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Profissional da prefeitura</text:span> acessa a tela de</text:p>
      <text:p text:style-name="Standard">visualizar <text:span text:style-name="T204">própria </text:span>escala, através da tela de</text:p>
      <text:p text:style-name="Standard">menu <text:span text:style-name="T258">profissional </text:span>T0<text:span text:style-name="T259">1</text:span>-02.</text:p>
      <text:p text:style-name="Standard"><text:tab/><text:tab/><text:tab/><text:tab/><text:tab/><text:tab/><text:tab/><text:tab/>2. Sistema carrega a tela de visualizar <text:tab/><text:tab/><text:tab/><text:tab/><text:tab/><text:tab/><text:tab/><text:tab/><text:tab/>escala <text:span text:style-name="T204">própria escala</text:span> T03-0<text:span text:style-name="T261">1</text:span>.</text:p>
      <text:p text:style-name="Standard">(Tela T03-0<text:span text:style-name="T261">1</text:span> é uma lista com todos as escalas </text:p>
      <text:p text:style-name="Standard">cadastradas do <text:span text:style-name="T2">profissional da prefeitura</text:span>, possui</text:p>
      <text:p text:style-name="Standard">um sistema de filtro/busca)</text:p>
      <text:p text:style-name="Standard">3. <text:span text:style-name="T2">Profissional da prefeitura</text:span> visualiza suas escalas.</text:p>
      <text:p text:style-name="Standard"/>
      <text:p text:style-name="Standard"><text:span text:style-name="T1">Fluxo Alternativo</text:span>:</text:p>
      <text:p text:style-name="Standard">3. Cancelamento: <text:span text:style-name="T262">s</text:span>istema carrega a tela de menu</text:p>
      <text:p text:style-name="Standard"><text:span text:style-name="T284">profissional </text:span>T0<text:span text:style-name="T263">1</text:span>-02.</text:p>
      <text:p text:style-name="Standard"/>
      <text:p text:style-name="P27"><text:span text:style-name="T1">Caso de uso: </text:span><text:span text:style-name="T92">Registar atendimento</text:span><text:span text:style-name="T103">s do </text:span><text:span text:style-name="T115">local de atendimento</text:span><text:span text:style-name="T90">.</text:span></text:p>
      <text:p text:style-name="Standard"><text:span text:style-name="T1">Descrição</text:span>: <text:span text:style-name="T3">Atendente</text:span> <text:span text:style-name="T2">do local de atendimento</text:span> <text:span text:style-name="T133">registra situação do </text:span><text:span text:style-name="T151">agendamento</text:span><text:span text:style-name="T133"> do </text:span><text:span text:style-name="T123">cidadão</text:span><text:span text:style-name="T133"> n</text:span>a agenda <text:span text:style-name="T156">do local de atendimento</text:span>, isto é, indica a situação dos agendamentos feitos, <text:span text:style-name="T117">cidadão</text:span> compareceu ou não <text:soft-page-break/>no horário agendado; nota: aqueles <text:span text:style-name="T117">cidadãos</text:span> que agendaram mais não compareceram serão bloqueados automaticamente pelo sistema, isto é, <text:span text:style-name="T149">será criada</text:span> uma entrada na lista de bloqueios para o<text:span text:style-name="T117"> cidadão</text:span> e o mesmo não poderá fazer um agendamento antes do bloqueio expirar(<text:span text:style-name="T149">seguindo os par</text:span><text:span text:style-name="T150">â</text:span><text:span text:style-name="T149">m</text:span><text:span text:style-name="T150">e</text:span><text:span text:style-name="T149">tros especificados na prefeitura</text:span>).</text:p>
      <text:p text:style-name="P24"><text:span text:style-name="T1">Atores:</text:span> <text:span text:style-name="T3">Atendente</text:span><text:span text:style-name="T19">s</text:span><text:span text:style-name="T2"> do local de atendimento</text:span><text:span text:style-name="T6">.</text:span></text:p>
      <text:p text:style-name="P35"><text:span text:style-name="T1">Pré-condição:</text:span> <text:span text:style-name="T3">Atendente</text:span><text:span text:style-name="T2"> do local de atendimento</text:span> logado e local de atendimento <text:span text:style-name="T152">ao qual está </text:span><text:span text:style-name="T153">relacionado ativo</text:span><text:span text:style-name="T152">, </text:span><text:span text:style-name="T148">se o local de atendimento estiver inativo o </text:span><text:span text:style-name="T16">atendente</text:span><text:span text:style-name="T148"> não pode acessar a tela de</text:span><text:span text:style-name="T153"> </text:span><text:span text:style-name="T155">registrar </text:span><text:span text:style-name="T153">atendimento</text:span><text:span text:style-name="T199">s do local de atendimento</text:span><text:span text:style-name="T148"> T0</text:span><text:span text:style-name="T154">5</text:span><text:span text:style-name="T148">, ver fluxo alternativo</text:span><text:span text:style-name="T152">.</text:span></text:p>
      <text:p text:style-name="Standard"><text:span text:style-name="T1">Include:</text:span> &lt;&lt;Login do <text:span text:style-name="T2">profissional da prefeitura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P27"><text:span text:style-name="T117">1.</text:span><text:span text:style-name="T2"> </text:span><text:span text:style-name="T3">Atendente</text:span><text:span text:style-name="T2"> do local de atendimento</text:span> acessa a</text:p>
      <text:p text:style-name="P54">tela de atend<text:span text:style-name="T157">imento </text:span><text:span text:style-name="T200">do </text:span><text:span text:style-name="T124">local de atendimento</text:span>,</text:p>
      <text:p text:style-name="P54">através da tela de menu <text:span text:style-name="T264">profissional </text:span>T0<text:span text:style-name="T264">1</text:span>-02.</text:p>
      <text:p text:style-name="Standard"><text:tab/><text:tab/><text:tab/><text:tab/><text:tab/><text:tab/><text:tab/><text:tab/>2. Sistema carrega a tela de atend<text:span text:style-name="T158">imento</text:span> <text:tab/><text:tab/><text:tab/><text:tab/><text:tab/><text:tab/><text:tab/><text:tab/><text:tab/><text:span text:style-name="T201">do </text:span><text:span text:style-name="T125">local de atendimento</text:span><text:span text:style-name="T201"> </text:span>T0<text:span text:style-name="T265">4</text:span>-0<text:span text:style-name="T265">1</text:span>.</text:p>
      <text:p text:style-name="Standard">(Tela T0<text:span text:style-name="T265">4</text:span>-0<text:span text:style-name="T265">1</text:span> é uma lista com todos agendamentos</text:p>
      <text:p text:style-name="Standard">no<text:span text:style-name="T2"> </text:span><text:span text:style-name="T117">local de atendimento</text:span> que o <text:span text:style-name="T2">profissional</text:span></text:p>
      <text:p text:style-name="P36"><text:span text:style-name="T2">da prefeitura</text:span> é <text:span text:style-name="T3">atendente</text:span>, possui um sistema de</text:p>
      <text:p text:style-name="P36">filtro/busca)</text:p>
      <text:p text:style-name="P27"><text:span text:style-name="T117">3.</text:span><text:span text:style-name="T2"> </text:span><text:span text:style-name="T3">Atendente</text:span><text:span text:style-name="T2"> do local de atendimento</text:span> indica a</text:p>
      <text:p text:style-name="P27">situação de um agendamento, isto é, se</text:p>
      <text:p text:style-name="P27">o <text:span text:style-name="T117">cidadão </text:span>compareceu ou não.</text:p>
      <text:p text:style-name="Standard"><text:tab/><text:tab/><text:tab/><text:tab/><text:tab/><text:tab/><text:tab/><text:tab/>4. Sistema atualiza a situação do <text:tab/><text:tab/><text:tab/><text:tab/><text:tab/><text:tab/><text:tab/><text:tab/><text:tab/><text:tab/>agendamento.</text:p>
      <text:p text:style-name="Standard"><text:tab/><text:tab/><text:tab/><text:tab/><text:tab/><text:tab/><text:tab/><text:tab/>5. Para aqueles agendamentos com a <text:tab/><text:tab/><text:tab/><text:tab/><text:tab/><text:tab/><text:tab/><text:tab/><text:tab/>situação de não comparecimento seus <text:tab/><text:tab/><text:tab/><text:tab/><text:tab/><text:tab/><text:tab/><text:tab/><text:tab/><text:span text:style-name="T2">cidadãos </text:span>serão bloqueados(ver notas na <text:tab/><text:tab/><text:tab/><text:tab/><text:tab/><text:tab/><text:tab/><text:tab/><text:tab/>descrição do caso de uso).</text:p>
      <text:p text:style-name="Standard"><text:tab/><text:tab/><text:tab/><text:tab/><text:tab/><text:tab/><text:tab/><text:tab/>6. Sistema carrega a tela de atend<text:span text:style-name="T159">imento</text:span> <text:tab/><text:tab/><text:tab/><text:tab/><text:tab/><text:tab/><text:tab/><text:tab/><text:tab/><text:span text:style-name="T202">do</text:span><text:span text:style-name="T126"> local de atendimento</text:span><text:span text:style-name="T202"> </text:span>T0<text:span text:style-name="T265">4</text:span>-0<text:span text:style-name="T265">1</text:span>, <text:tab/><text:tab/><text:tab/><text:tab/><text:tab/><text:tab/><text:tab/><text:tab/><text:tab/><text:tab/>informando o estado da operação.</text:p>
      <text:p text:style-name="Standard"><text:span text:style-name="T1">Fluxo Alternativo</text:span>:</text:p>
      <text:p text:style-name="P39">3. Cancelamento: <text:span text:style-name="T203">c</text:span><text:span text:style-name="T163">onfirmação antes de sair</text:span></text:p>
      <text:p text:style-name="P39">para salvar as situações dos agendamentos definidos:</text:p>
      <text:p text:style-name="P37"><text:span text:style-name="T163">S</text:span>e sim, atualiza a situação dos agendamentos</text:p>
      <text:p text:style-name="P37">(como em 4. e 5.); por fim carrega a tela de </text:p>
      <text:p text:style-name="P82">menu <text:span text:style-name="T283">profissional </text:span>T0<text:span text:style-name="T265">1</text:span>-02, <text:span text:style-name="T164">informando o estado da</text:span></text:p>
      <text:p text:style-name="P82"><text:span text:style-name="T164">operação</text:span>.</text:p>
      <text:p text:style-name="Standard"/>
      <text:p text:style-name="P28"><text:span text:style-name="T1">Caso de uso: </text:span><text:span text:style-name="T92">Registar atendimento </text:span><text:span text:style-name="T98">da própria </text:span><text:span text:style-name="T99">agenda</text:span><text:span text:style-name="T90">.</text:span></text:p>
      <text:p text:style-name="P38"><text:span text:style-name="T1">Descrição</text:span>: <text:span text:style-name="T7">Técnico</text:span> <text:span text:style-name="T2">do local de atendimento</text:span> <text:span text:style-name="T133">registra, </text:span><text:span text:style-name="T136">somente d</text:span><text:span text:style-name="T137">a sua </text:span><text:span text:style-name="T211">agenda</text:span><text:span text:style-name="T136">, a </text:span><text:span text:style-name="T133">situação</text:span><text:span text:style-name="T136"> </text:span><text:span text:style-name="T133">do a</text:span><text:span text:style-name="T160">gendamento</text:span><text:span text:style-name="T133"> do </text:span><text:span text:style-name="T123">cidadão</text:span><text:span text:style-name="T133"> n</text:span>a agenda do dia, isto é, indica a situação dos agendamentos feitos, <text:span text:style-name="T117">cidadão</text:span> compareceu ou não no horário agendado; nota: aqueles <text:span text:style-name="T117">cidadãos</text:span> que agendaram mais não compareceram serão bloqueados automaticamente pelo sistema, isto é, <text:span text:style-name="T161">será criada</text:span> uma entrada na lista de bloqueios para o <text:span text:style-name="T117">cidadão</text:span> e o mesmo não poderá fazer um agendamento antes do bloqueio expirar(<text:span text:style-name="T149">seguindo os par</text:span><text:span text:style-name="T150">â</text:span><text:span text:style-name="T149">m</text:span><text:span text:style-name="T150">e</text:span><text:span text:style-name="T149">tros especificados na prefeitura</text:span>).</text:p>
      <text:p text:style-name="P28"><text:span text:style-name="T1">Atores:</text:span> <text:span text:style-name="T8">Técnico</text:span><text:span text:style-name="T19">s</text:span><text:span text:style-name="T2"> do local de atendimento</text:span><text:span text:style-name="T6">.</text:span></text:p>
      <text:p text:style-name="P40"><text:soft-page-break/><text:span text:style-name="T1">Pré-condição:</text:span> <text:span text:style-name="T8">Técnico</text:span><text:span text:style-name="T2"> do local de atendimento</text:span> logado e local de atendimento <text:span text:style-name="T165">ao</text:span><text:span text:style-name="T152"> qual está </text:span><text:span text:style-name="T153">relacionado ativo</text:span><text:span text:style-name="T152">, </text:span><text:span text:style-name="T148">se o local de atendimento estiver inativo o </text:span><text:span text:style-name="T18">técnico</text:span><text:span text:style-name="T148"> não pode acessar a tela de</text:span><text:span text:style-name="T153"> </text:span><text:span text:style-name="T155">registrar </text:span><text:span text:style-name="T153">atendimento</text:span><text:span text:style-name="T148"> </text:span><text:span text:style-name="T173">da própria agenda</text:span><text:span text:style-name="T165"> </text:span><text:span text:style-name="T148">T0</text:span><text:span text:style-name="T154">5</text:span><text:span text:style-name="T165">-03</text:span><text:span text:style-name="T148">, ver fluxo alternativo</text:span><text:span text:style-name="T152">.</text:span></text:p>
      <text:p text:style-name="P28"><text:span text:style-name="T1">Include:</text:span> &lt;&lt;Login do <text:span text:style-name="T2">profissional da prefeitura</text:span>&gt;&gt;.</text:p>
      <text:p text:style-name="P28"/>
      <text:p text:style-name="P2">Fluxo de Eventos:</text:p>
      <text:p text:style-name="P2">Ação do Ator: <text:tab/><text:tab/><text:tab/><text:tab/><text:tab/><text:tab/><text:tab/>Resposta do Sistema:</text:p>
      <text:p text:style-name="P28"><text:span text:style-name="T117">1</text:span><text:span text:style-name="T2">. </text:span><text:span text:style-name="T9">Técnico</text:span><text:span text:style-name="T2"> do local de atendimento</text:span> acessa a</text:p>
      <text:p text:style-name="P46">tela de atend<text:span text:style-name="T162">imento </text:span><text:span text:style-name="T171">da própria </text:span><text:span text:style-name="T172">agenda</text:span>, através da</text:p>
      <text:p text:style-name="P46">tela de menu <text:span text:style-name="T266">profissional </text:span>T0<text:span text:style-name="T266">1</text:span>-02.</text:p>
      <text:p text:style-name="P28"><text:tab/><text:tab/><text:tab/><text:tab/><text:tab/><text:tab/><text:tab/><text:tab/>2. Sistema carrega a tela de atend<text:span text:style-name="T166">imento </text:span><text:span text:style-name="T171">da <text:tab/><text:tab/><text:tab/><text:tab/><text:tab/><text:tab/><text:tab/><text:tab/> <text:s text:c="11"/>própria </text:span><text:span text:style-name="T172">agenda</text:span> T0<text:span text:style-name="T268">3</text:span>-0<text:span text:style-name="T268">3</text:span><text:span text:style-name="T267">.</text:span></text:p>
      <text:p text:style-name="P28">(Tela T0<text:span text:style-name="T269">3</text:span>-03 é uma lista com os agendamentos</text:p>
      <text:p text:style-name="P41"><text:span text:style-name="T166">do </text:span><text:span text:style-name="T26">técnico</text:span><text:span text:style-name="T166">, n</text:span>o dia <text:span text:style-name="T166">e </text:span>no local de atendimento,</text:p>
      <text:p text:style-name="P41">possui um sistema de filtro/busca)</text:p>
      <text:p text:style-name="P28"><text:span text:style-name="T117">3. </text:span><text:span text:style-name="T9">Técnico</text:span><text:span text:style-name="T2"> do local de atendimento</text:span> indica a</text:p>
      <text:p text:style-name="P28">situação de um agendamento, isto é, se</text:p>
      <text:p text:style-name="P28">o <text:span text:style-name="T117">cidadão</text:span><text:span text:style-name="T2"> </text:span>compareceu ou não.</text:p>
      <text:p text:style-name="P28"><text:tab/><text:tab/><text:tab/><text:tab/><text:tab/><text:tab/><text:tab/><text:tab/>4. Sistema atualiza a situação do <text:tab/><text:tab/><text:tab/><text:tab/><text:tab/><text:tab/><text:tab/><text:tab/><text:tab/><text:tab/>agendamento.</text:p>
      <text:p text:style-name="P28"><text:tab/><text:tab/><text:tab/><text:tab/><text:tab/><text:tab/><text:tab/><text:tab/>5. Para aqueles agendamentos com a <text:tab/><text:tab/><text:tab/><text:tab/><text:tab/><text:tab/><text:tab/><text:tab/><text:tab/>situação de não comparecimento seus <text:tab/><text:tab/><text:tab/><text:tab/><text:tab/><text:tab/><text:tab/><text:tab/><text:tab/><text:span text:style-name="T117">cidadãos</text:span> serão bloqueados(ver notas na <text:tab/><text:tab/><text:tab/><text:tab/><text:tab/><text:tab/><text:tab/><text:tab/><text:tab/>descrição do caso de uso).</text:p>
      <text:p text:style-name="P28"><text:tab/><text:tab/><text:tab/><text:tab/><text:tab/><text:tab/><text:tab/><text:tab/>6. Sistema carrega a tela de atend<text:span text:style-name="T167">imento </text:span><text:span text:style-name="T212">da <text:tab/><text:tab/><text:tab/><text:tab/><text:tab/><text:tab/><text:tab/><text:tab/><text:tab/>própria agenda </text:span>T0<text:span text:style-name="T269">3</text:span>-03, informando o estado <text:tab/><text:tab/><text:tab/><text:tab/><text:tab/><text:tab/><text:tab/><text:tab/>da operação.</text:p>
      <text:p text:style-name="P2"/>
      <text:p text:style-name="P28"><text:span text:style-name="T1">Fluxo Alternativo</text:span>:</text:p>
      <text:p text:style-name="P42">3. Cancelamento: <text:span text:style-name="T213">c</text:span><text:span text:style-name="T163">onfirmação antes de sair</text:span></text:p>
      <text:p text:style-name="P42">para salvar as situações dos agendamentos definidos:</text:p>
      <text:p text:style-name="P42"><text:span text:style-name="T163">S</text:span>e sim, atualiza a situação dos agendamentos</text:p>
      <text:p text:style-name="P42">(como em 4. e 5.); por fim carrega a tela de </text:p>
      <text:p text:style-name="P81">menu <text:span text:style-name="T282">profissional </text:span>T0<text:span text:style-name="T270">1</text:span>-02, <text:span text:style-name="T164">informando o estado da</text:span></text:p>
      <text:p text:style-name="P81"><text:span text:style-name="T164">operação</text:span>.</text:p>
      <text:p text:style-name="Standard"/>
      <text:p text:style-name="P1">Caso de uso:<text:span text:style-name="T90"> Agendar </text:span><text:span text:style-name="T104">n</text:span><text:span text:style-name="T109">o local de atendimento</text:span><text:span text:style-name="T90">.</text:span></text:p>
      <text:p text:style-name="Standard"><text:span text:style-name="T1">Descrição</text:span>: <text:span text:style-name="T3">Atendente</text:span><text:span text:style-name="T2"> do local de atendimento</text:span> faz um agendamento para um <text:span text:style-name="T117">cidadão</text:span>(por telefone ou pessoalmente), o <text:span text:style-name="T3">atendente</text:span><text:span text:style-name="T2"> do local de atendimento</text:span> precisa ter previamente o login do <text:span text:style-name="T117">cidadão</text:span>(CPF), obtido pode exemplo por telefone, quando o <text:span text:style-name="T3">atendente</text:span><text:span text:style-name="T2"> do local de atendimento</text:span> informar o CPF do <text:span text:style-name="T117">cidadão</text:span> seu histórico de agendamentos e sua situação de bloqueio serão apresentadas, fica a cargo do <text:span text:style-name="T3">atendente</text:span><text:span text:style-name="T2"> do local de atendimento</text:span> decidir fazer ou não o agendamento.</text:p>
      <text:p text:style-name="Standard"><text:span text:style-name="T130">Atores</text:span>: <text:span text:style-name="T3">Atendente</text:span><text:span text:style-name="T2"> do local de atendimento</text:span><text:span text:style-name="T117">.</text:span></text:p>
      <text:p text:style-name="P43"><text:span text:style-name="T1">Pré-condição: </text:span><text:span text:style-name="T30">Atendente</text:span><text:span text:style-name="T2"> do local de atendimento</text:span> logado, possui o login do <text:span text:style-name="T117">cidadão</text:span>(CPF) e local de atendimento <text:span text:style-name="T165">ao</text:span><text:span text:style-name="T152"> qual está </text:span><text:span text:style-name="T153">relacionado ativo</text:span><text:span text:style-name="T152">, </text:span><text:span text:style-name="T148">se o local de atendimento estiver inativo o </text:span><text:span text:style-name="T27">atendente</text:span><text:span text:style-name="T148"> não pode acessar a tela de</text:span><text:span text:style-name="T153"> </text:span><text:span text:style-name="T168">agendar</text:span><text:span text:style-name="T165"> </text:span><text:span text:style-name="T148">T0</text:span><text:span text:style-name="T154">5</text:span><text:span text:style-name="T165">-0</text:span><text:span text:style-name="T168">4</text:span><text:span text:style-name="T148">, ver fluxo alternativo</text:span><text:span text:style-name="T152">.</text:span></text:p>
      <text:p text:style-name="Standard"><text:span text:style-name="T1">Include</text:span>: &lt;&lt;Login do <text:span text:style-name="T2">profissional da prefeitura</text:span>&gt;&gt;.</text:p>
      <text:p text:style-name="Standard"/>
      <text:p text:style-name="P1">Fluxo de Eventos:</text:p>
      <text:p text:style-name="P1"><text:soft-page-break/>Ação do Ator: <text:tab/><text:tab/><text:tab/><text:tab/><text:tab/><text:tab/><text:tab/>Resposta do Sistema:</text:p>
      <text:p text:style-name="Standard"><text:span text:style-name="T109">1.</text:span><text:span text:style-name="T29"> </text:span><text:span text:style-name="T30">Atendente</text:span><text:span text:style-name="T2"> do local de atendimento</text:span> acessa</text:p>
      <text:p text:style-name="P57">a tela de agendar <text:span text:style-name="T214">no local de atendimento</text:span>,</text:p>
      <text:p text:style-name="P57">através da tela de menu <text:span text:style-name="T271">profissional</text:span> T0<text:span text:style-name="T271">1</text:span>-02.</text:p>
      <text:p text:style-name="Standard"><text:tab/><text:tab/><text:tab/><text:tab/><text:tab/><text:tab/><text:tab/><text:tab/>2. Sistema carrega a tela de agendar <text:span text:style-name="T215">no local <text:tab/><text:tab/><text:tab/><text:tab/><text:tab/><text:tab/><text:tab/><text:tab/>de atendimento</text:span> T0<text:span text:style-name="T272">4</text:span>-0<text:span text:style-name="T272">2</text:span>.</text:p>
      <text:p text:style-name="P22"><text:span text:style-name="T169">3. </text:span><text:span text:style-name="T20">Atendente</text:span><text:span text:style-name="T118"> informa o </text:span><text:span text:style-name="T127">login </text:span><text:span text:style-name="T118">do cidadão</text:span><text:span text:style-name="T127">(CPF)</text:span><text:span text:style-name="T118">.</text:span></text:p>
      <text:p text:style-name="P22"><text:span text:style-name="T118"><text:tab/><text:tab/><text:tab/><text:tab/><text:tab/><text:tab/><text:tab/><text:tab/>4. Sistema carrega a tela de agendar </text:span><text:span text:style-name="T128">no local <text:tab/><text:tab/><text:tab/><text:tab/><text:tab/><text:tab/><text:tab/><text:tab/>de atendimento </text:span><text:span text:style-name="T118">T0</text:span><text:span text:style-name="T129">4</text:span><text:span text:style-name="T118">-0</text:span><text:span text:style-name="T129">2</text:span><text:span text:style-name="T118">, com as informações <text:tab/><text:tab/><text:tab/><text:tab/><text:tab/><text:tab/><text:tab/><text:tab/></text:span><text:span text:style-name="T131">sobre os agendamentos em aberto do</text:span><text:span text:style-name="T36"> <text:tab/><text:tab/><text:tab/><text:tab/><text:tab/><text:tab/><text:tab/><text:tab/><text:tab/></text:span><text:span text:style-name="T131">cidadão</text:span><text:span text:style-name="T36"> </text:span><text:span text:style-name="T131">e se </text:span><text:span text:style-name="T132">ele</text:span><text:span text:style-name="T131"> está ou não bloqueado</text:span><text:span text:style-name="T36">.</text:span></text:p>
      <text:p text:style-name="Standard">(Tela T0<text:span text:style-name="T272">4</text:span>-0<text:span text:style-name="T272">2</text:span> é uma lista com todos possíveis </text:p>
      <text:p text:style-name="Standard">agendamentos do local de atendimento que o</text:p>
      <text:p text:style-name="P44"><text:span text:style-name="T2">profissional da prefeitura</text:span> é <text:span text:style-name="T3">atendente</text:span>, possui um</text:p>
      <text:p text:style-name="P44">sistema de filtro/busca)</text:p>
      <text:p text:style-name="Standard"><text:span text:style-name="T29">3. </text:span><text:span text:style-name="T30">Atendente</text:span><text:span text:style-name="T2"> do local de atendimento</text:span> indica qual</text:p>
      <text:p text:style-name="Standard">agendamento disponível o <text:span text:style-name="T117">cidadão</text:span> quer agendar.</text:p>
      <text:p text:style-name="Standard"><text:tab/><text:tab/><text:tab/><text:tab/><text:tab/><text:tab/><text:tab/><text:tab/>4. Sistema atualiza a situação do <text:tab/><text:tab/><text:tab/><text:tab/><text:tab/><text:tab/><text:tab/><text:tab/><text:tab/><text:tab/>agendamento.</text:p>
      <text:p text:style-name="Standard"><text:tab/><text:tab/><text:tab/><text:tab/><text:tab/><text:tab/><text:tab/><text:tab/>5. Sistema carrega a tela de agendar <text:span text:style-name="T216">no local <text:tab/><text:tab/><text:tab/><text:tab/><text:tab/><text:tab/><text:tab/><text:tab/>de atendimento </text:span>T0<text:span text:style-name="T272">4</text:span>-0<text:span text:style-name="T272">2</text:span>, informando o <text:tab/><text:tab/><text:tab/><text:tab/><text:tab/><text:tab/><text:tab/><text:tab/><text:tab/>estado da operação.</text:p>
      <text:p text:style-name="P1">Fluxo Alternativo:</text:p>
      <text:p text:style-name="Standard">3. Erro: <text:span text:style-name="T218">o</text:span> login <text:span text:style-name="T217">do cidadão</text:span>(CPF) não</text:p>
      <text:p text:style-name="P45">está cadastrado no sistema, <text:span text:style-name="T170">sistema carrega a tela</text:span></text:p>
      <text:p text:style-name="P45"><text:span text:style-name="T170">de agendar T0</text:span><text:span text:style-name="T272">4</text:span><text:span text:style-name="T170">-0</text:span><text:span text:style-name="T272">2</text:span><text:span text:style-name="T170"> informando o erro</text:span>.</text:p>
      <text:p text:style-name="Standard">3. Cancelamento: <text:span text:style-name="T218">s</text:span>istema carrega a tela de</text:p>
      <text:p text:style-name="Standard">menu <text:span text:style-name="T282">profissional </text:span>T0<text:span text:style-name="T272">1</text:span>-02.</text:p>
      <text:p text:style-name="Standard"/>
      <text:p text:style-name="P1">Caso de uso: <text:span text:style-name="T90">Agendar</text:span><text:span text:style-name="T93">(</text:span><text:span text:style-name="T29">cidadão</text:span><text:span text:style-name="T116">)</text:span><text:span text:style-name="T31">.</text:span></text:p>
      <text:p text:style-name="Standard"><text:span text:style-name="T1">Descrição:</text:span> <text:span text:style-name="T2">Cidadão</text:span> faz um agendamento, quando o <text:span text:style-name="T2">cidadão</text:span> tentar fazer um agendamento ocorre duas verificações: O <text:span text:style-name="T2">cidadão</text:span> está bloqueado?(está na lista de bloqueio) ou <text:span text:style-name="T219">o</text:span> <text:span text:style-name="T2">cidadão</text:span> possui mais de um número determinado de agendamentos em aberto? <text:span text:style-name="T219">s</text:span>e sim o <text:span text:style-name="T2">cidadão</text:span> não pode fazer um agendamento.</text:p>
      <text:p text:style-name="Standard"><text:span text:style-name="T1">Atores</text:span>: <text:span text:style-name="T2">Cidadão</text:span>.</text:p>
      <text:p text:style-name="Standard"><text:span text:style-name="T1">Pré-condição:</text:span> <text:span text:style-name="T2">Cidadão</text:span> logado <text:span text:style-name="T220">e não está impedido de realizar novos agendamentos, ver fluxo alternativo</text:span>.</text:p>
      <text:p text:style-name="Standard"><text:span text:style-name="T1">Include:</text:span> &lt;&lt;Login do <text:span text:style-name="T2">cidadão</text:span>&gt;&gt;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Cidadão</text:span> acessa a tela de agendar,</text:p>
      <text:p text:style-name="Standard">através da tela de menu <text:span text:style-name="T273">cidadão </text:span>T0<text:span text:style-name="T273">1</text:span>-0<text:span text:style-name="T273">1</text:span>.</text:p>
      <text:p text:style-name="Standard"><text:tab/><text:tab/><text:tab/><text:tab/><text:tab/><text:tab/><text:tab/><text:tab/>2. <text:span text:style-name="T221">C</text:span>arrega tela de agendar T0<text:span text:style-name="T273">2</text:span>-0<text:span text:style-name="T273">2</text:span>.</text:p>
      <text:p text:style-name="Standard">(Tela T0<text:span text:style-name="T273">2</text:span>-0<text:span text:style-name="T273">2</text:span> é uma <text:span text:style-name="T274">tela</text:span> com todos os possíveis</text:p>
      <text:p text:style-name="Standard">agendamentos <text:span text:style-name="T221">disponíveis</text:span>, possui um sistema</text:p>
      <text:p text:style-name="Standard">de filtro/busca <text:span text:style-name="T274">por etapas</text:span>)</text:p>
      <text:p text:style-name="Standard">3. <text:span text:style-name="T2">Cidadão</text:span> <text:span text:style-name="T222">escolhe um agendamento.</text:span></text:p>
      <text:p text:style-name="Standard"><text:tab/><text:tab/><text:tab/><text:tab/><text:tab/><text:tab/><text:tab/><text:tab/>4. Sistema atualiza a situação do <text:tab/><text:tab/><text:tab/><text:tab/><text:tab/><text:tab/><text:tab/><text:tab/><text:tab/><text:tab/>agendamento.</text:p>
      <text:p text:style-name="Standard"><text:soft-page-break/><text:tab/><text:tab/><text:tab/><text:tab/><text:tab/><text:tab/><text:tab/><text:tab/>5. Sistema carrega a tela de <text:span text:style-name="T221">visualizar <text:tab/><text:tab/><text:tab/><text:tab/><text:tab/><text:tab/><text:tab/><text:tab/><text:tab/>agendamentos </text:span>T0<text:span text:style-name="T273">2</text:span>-0<text:span text:style-name="T273">2</text:span>, informando o estado <text:tab/><text:tab/><text:tab/><text:tab/><text:tab/><text:tab/><text:tab/><text:tab/>da operação.</text:p>
      <text:p text:style-name="P1"/>
      <text:p text:style-name="P1">Fluxo Alternativo:</text:p>
      <text:p text:style-name="P4"><text:span text:style-name="T105">1</text:span><text:span text:style-name="T90">. </text:span><text:span text:style-name="T105">Erro: </text:span><text:span text:style-name="T34">c</text:span><text:span text:style-name="T29">idadão</text:span><text:span text:style-name="T90"> está </text:span><text:span text:style-name="T105">bloqueado por não</text:span></text:p>
      <text:p text:style-name="P4"><text:span text:style-name="T105">comparecimento</text:span><text:span text:style-name="T90"> ou possui </text:span><text:span text:style-name="T105">um número de </text:span></text:p>
      <text:p text:style-name="P4"><text:span text:style-name="T90">agendamentos em aberto </text:span><text:span text:style-name="T105">superior ao limite </text:span></text:p>
      <text:p text:style-name="P5"><text:span text:style-name="T105">estipulado pela prefeitura, </text:span><text:span text:style-name="T106">sistema</text:span><text:span text:style-name="T90"> </text:span><text:span text:style-name="T105">c</text:span><text:span text:style-name="T90">arrega a</text:span></text:p>
      <text:p text:style-name="P67">tela de visualizar agendamentos T0<text:span text:style-name="T275">2</text:span>-0<text:span text:style-name="T275">3</text:span>.</text:p>
      <text:p text:style-name="Standard">3. Cancelamento: <text:span text:style-name="T223">s</text:span>istema carrega a tela de</text:p>
      <text:p text:style-name="Standard">menu <text:span text:style-name="T282">cidadão </text:span>T0<text:span text:style-name="T275">1</text:span>-0<text:span text:style-name="T275">1</text:span>.</text:p>
      <text:p text:style-name="Standard"/>
      <text:p text:style-name="P1">Caso de uso: <text:span text:style-name="T90">Visualizar agendamentos</text:span><text:span text:style-name="T107">(cancelar)</text:span></text:p>
      <text:p text:style-name="Standard"><text:span text:style-name="T1">Descrição:</text:span> <text:span text:style-name="T2">Cidadão</text:span> visualiza todos os seus agendamentos<text:span text:style-name="T226">(</text:span>apresenta informaç<text:span text:style-name="T224">ões sobre</text:span> <text:span text:style-name="T227">impedimento</text:span> <text:span text:style-name="T224">s</text:span>e <text:span text:style-name="T224">existir</text:span><text:span text:style-name="T226">)</text:span><text:span text:style-name="T224"> </text:span><text:span text:style-name="T225">e</text:span> cancela agendamentos em aberto.</text:p>
      <text:p text:style-name="Standard"><text:span text:style-name="T1">Atores:</text:span> <text:span text:style-name="T2">Cidadão</text:span>.</text:p>
      <text:p text:style-name="Standard"><text:span text:style-name="T1">Pré-condição: </text:span><text:span text:style-name="T2">Cidadão</text:span> logado.</text:p>
      <text:p text:style-name="Standard"><text:span text:style-name="T1">Include:</text:span> &lt;&lt;Login do <text:span text:style-name="T2">cidadão</text:span>&gt;&gt;.</text:p>
      <text:p text:style-name="P1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Cidadão</text:span> acessa a tela de visualizar </text:p>
      <text:p text:style-name="P80">agendamentos, através da tela de menu<text:span text:style-name="T276"> cidadão</text:span></text:p>
      <text:p text:style-name="P80">T0<text:span text:style-name="T276">1</text:span>-0<text:span text:style-name="T276">1</text:span>.</text:p>
      <text:p text:style-name="Standard"><text:tab/><text:tab/><text:tab/><text:tab/><text:tab/><text:tab/><text:tab/><text:tab/>2. Sistema carrega a tela de visualizar <text:tab/><text:tab/><text:tab/><text:tab/><text:tab/><text:tab/><text:tab/><text:tab/><text:tab/>agendamentos T0<text:span text:style-name="T276">2</text:span>-0<text:span text:style-name="T276">3</text:span>.</text:p>
      <text:p text:style-name="Standard">(Tela T0<text:span text:style-name="T276">2</text:span>-0<text:span text:style-name="T276">3</text:span> é uma lista com todos agendamentos,</text:p>
      <text:p text:style-name="Standard">feitos pelo <text:span text:style-name="T2">cidadão</text:span> possui um sistema de filtro/busca)</text:p>
      <text:p text:style-name="Standard">3. <text:span text:style-name="T2">Cidadão</text:span> indica qual agendamento em aberto deseja</text:p>
      <text:p text:style-name="Standard">cancelar.</text:p>
      <text:p text:style-name="Standard"><text:tab/><text:tab/><text:tab/><text:tab/><text:tab/><text:tab/><text:tab/><text:tab/>4. Sistema atualiza a situação do <text:tab/><text:tab/><text:tab/><text:tab/><text:tab/><text:tab/><text:tab/><text:tab/><text:tab/><text:tab/>agendamento.</text:p>
      <text:p text:style-name="Standard"><text:tab/><text:tab/><text:tab/><text:tab/><text:tab/><text:tab/><text:tab/><text:tab/>5. Sistema carrega a tela de visualizar <text:tab/></text:p>
      <text:p text:style-name="Standard"><text:tab/><text:tab/><text:tab/><text:tab/><text:tab/><text:tab/><text:tab/><text:tab/>agendamentos T0<text:span text:style-name="T276">2</text:span>-0<text:span text:style-name="T276">3</text:span>, informando o estado <text:tab/><text:tab/><text:tab/><text:tab/><text:tab/><text:tab/><text:tab/><text:tab/>da operação.</text:p>
      <text:p text:style-name="P1"/>
      <text:p text:style-name="P1">Fluxo Alternativo:</text:p>
      <text:p text:style-name="Standard">3. Cancelamento: <text:span text:style-name="T229">s</text:span>istema carrega a tela de menu T0<text:span text:style-name="T276">1</text:span>-0<text:span text:style-name="T277">1</text:span>.</text:p>
      <text:p text:style-name="P68"/>
      <text:p text:style-name="P1">Caso de uso:<text:span text:style-name="T90"> </text:span><text:span text:style-name="T90">Cadastrar-se no sistema</text:span></text:p>
      <text:p text:style-name="Standard"><text:span text:style-name="T1">Descrição: </text:span><text:span text:style-name="T2">Cidadão</text:span> faz um cadastro no sistema.</text:p>
      <text:p text:style-name="Standard"><text:span text:style-name="T1">Atores: </text:span><text:span text:style-name="T2">Cidadão</text:span>.</text:p>
      <text:p text:style-name="Standard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Cidadão</text:span> acessa a tela de cadastr<text:span text:style-name="T230">o </text:span><text:span text:style-name="T235">cidadão</text:span>,</text:p>
      <text:p text:style-name="Standard">através da tela principal do sistema.</text:p>
      <text:p text:style-name="Standard"><text:tab/><text:tab/><text:tab/><text:tab/><text:tab/><text:tab/><text:tab/><text:tab/>2. Sistema carrega a tela de cadastro</text:p>
      <text:p text:style-name="Standard"><text:soft-page-break/><text:tab/><text:tab/><text:tab/><text:tab/><text:tab/><text:tab/><text:tab/><text:tab/><text:span text:style-name="T235">cidadão</text:span> T00-03.</text:p>
      <text:p text:style-name="Standard">3. <text:span text:style-name="T2">Cidadão</text:span> preenche o formulário de cadastro</text:p>
      <text:p text:style-name="Standard">(tela T00-03)</text:p>
      <text:p text:style-name="Standard"><text:tab/><text:tab/><text:tab/><text:tab/><text:tab/><text:tab/><text:tab/><text:tab/>4. Sistema valida os campos preenchidos <text:tab/><text:tab/><text:tab/><text:tab/><text:tab/><text:tab/><text:tab/><text:tab/><text:tab/>cria o <text:span text:style-name="T2">cidadão</text:span> e adiciona no sistema.</text:p>
      <text:p text:style-name="Standard"><text:tab/><text:tab/><text:tab/><text:tab/><text:tab/><text:tab/><text:tab/><text:tab/>5. Sistema carrega a tela de login <text:span text:style-name="T278">cidadão <text:tab/><text:tab/><text:tab/><text:tab/><text:tab/><text:tab/><text:tab/><text:tab/><text:tab/></text:span>T0<text:span text:style-name="T278">1</text:span>-01, informando o estado da operação.</text:p>
      <text:p text:style-name="P1">Fluxo Alternativo:</text:p>
      <text:p text:style-name="Standard">3. Erro: <text:span text:style-name="T231">d</text:span>ados cadastrais inválidos:</text:p>
      <text:p text:style-name="Standard">carrega a respectiva tela indicando quais</text:p>
      <text:p text:style-name="Standard">dados estão inválidos e por quê.</text:p>
      <text:p text:style-name="Standard">3. Cancelamento: <text:span text:style-name="T231">s</text:span>istema carrega a tela principal</text:p>
      <text:p text:style-name="Standard"><text:span text:style-name="T86">do sistema</text:span><text:span text:style-name="T86">.</text:span></text:p>
      <text:p text:style-name="P20"/>
      <text:p text:style-name="P1">Caso de uso:<text:span text:style-name="T90"> Alterar próprio cadastro </text:span><text:span text:style-name="T29">cidadão</text:span><text:span text:style-name="T90">.</text:span></text:p>
      <text:p text:style-name="Standard"><text:span text:style-name="T1">Descrição: </text:span><text:span text:style-name="T2">Cidadão</text:span> altera seu cadastro no sistema.</text:p>
      <text:p text:style-name="Standard"><text:span text:style-name="T1">Atores: </text:span><text:span text:style-name="T2">Cidadão</text:span>.</text:p>
      <text:p text:style-name="Standard"><text:span text:style-name="T1">Pré-condição: </text:span><text:span text:style-name="T2">Cidadão</text:span> logado.</text:p>
      <text:p text:style-name="P1">Include: <text:span text:style-name="T90">&lt;&lt;Login do </text:span><text:span text:style-name="T29">cidadão</text:span><text:span text:style-name="T90">&gt;&gt;.</text:span></text:p>
      <text:p text:style-name="P1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Cidadão</text:span> acessa a tela de alterar cadastro <text:span text:style-name="T235">cidadão</text:span>,</text:p>
      <text:p text:style-name="Standard">através da tela de menu <text:span text:style-name="T279">cidadão </text:span>T0<text:span text:style-name="T279">1</text:span>-0<text:span text:style-name="T279">1</text:span>.</text:p>
      <text:p text:style-name="Standard"><text:tab/><text:tab/><text:tab/><text:tab/><text:tab/><text:tab/><text:tab/><text:tab/>2. Sistema carrega a tela de alterar cadastro <text:tab/><text:tab/><text:tab/><text:tab/><text:tab/><text:tab/><text:tab/><text:tab/><text:tab/><text:span text:style-name="T235">cidadão</text:span> T0<text:span text:style-name="T279">2</text:span>-0<text:span text:style-name="T279">1</text:span>.</text:p>
      <text:p text:style-name="Standard">3. <text:span text:style-name="T2">Cidadão</text:span> preenche o formulário de cadastro</text:p>
      <text:p text:style-name="Standard">(tela T0<text:span text:style-name="T279">2</text:span>-0<text:span text:style-name="T279">1</text:span>)</text:p>
      <text:p text:style-name="Standard"><text:tab/><text:tab/><text:tab/><text:tab/><text:tab/><text:tab/><text:tab/><text:tab/>4. Sistema valida os campos preenchidos <text:span text:style-name="T232">e</text:span><text:tab/><text:tab/><text:tab/><text:tab/><text:tab/><text:tab/><text:tab/><text:tab/><text:tab/>atualiza o <text:span text:style-name="T2">cidadão</text:span> no sistema.</text:p>
      <text:p text:style-name="Standard"><text:tab/><text:tab/><text:tab/><text:tab/><text:tab/><text:tab/><text:tab/><text:tab/>5. Sistema carrega a tela de menu T0<text:span text:style-name="T280">2</text:span>-0<text:span text:style-name="T280">1</text:span>, <text:tab/><text:tab/><text:tab/><text:tab/><text:tab/><text:tab/><text:tab/><text:tab/><text:tab/>informando o estado da operação.</text:p>
      <text:p text:style-name="P1"/>
      <text:p text:style-name="P1">Fluxo Alternativo:</text:p>
      <text:p text:style-name="P58">3. Erro: <text:span text:style-name="T233">d</text:span>ados cadastrais inválidos, carrega a</text:p>
      <text:p text:style-name="P58">respectiva tela indicando quais dados estão</text:p>
      <text:p text:style-name="P58">inválidos e por quê.</text:p>
      <text:p text:style-name="P60">3. Cancelamento: <text:span text:style-name="T234">s</text:span>istema carrega a tela de</text:p>
      <text:p text:style-name="P60">menu <text:span text:style-name="T280">cidadão </text:span><text:span text:style-name="T239">T</text:span>0<text:span text:style-name="T280">1</text:span>-0<text:span text:style-name="T280">1</text:span>.</text:p>
      <text:p text:style-name="Standard"/>
      <text:p text:style-name="P1">Caso de uso:<text:span text:style-name="T90"> Alterar próprio cadastro </text:span><text:span text:style-name="T29">profissional da prefeitura</text:span><text:span text:style-name="T90">.</text:span></text:p>
      <text:p text:style-name="Standard"><text:span text:style-name="T1">Descrição: </text:span><text:span text:style-name="T29">Profissional</text:span><text:span text:style-name="T2"> da prefeitura</text:span> altera seu cadastro no sistema.</text:p>
      <text:p text:style-name="Standard"><text:span text:style-name="T1">Atores: </text:span><text:span text:style-name="T90">Profissional da prefeitura</text:span>.</text:p>
      <text:p text:style-name="Standard"><text:span text:style-name="T1">Pré-condição: </text:span><text:span text:style-name="T29">Profissional</text:span><text:span text:style-name="T2"> da prefeitura</text:span> logado.</text:p>
      <text:p text:style-name="P1">Include: <text:span text:style-name="T90">&lt;&lt;Login do </text:span><text:span text:style-name="T29">profissional da prefeitura</text:span><text:span text:style-name="T90">&gt;&gt;.</text:span></text:p>
      <text:p text:style-name="P1"/>
      <text:p text:style-name="P1">Fluxo de Eventos:</text:p>
      <text:p text:style-name="P1">Ação do Ator: <text:tab/><text:tab/><text:tab/><text:tab/><text:tab/><text:tab/><text:tab/>Resposta do Sistema:</text:p>
      <text:p text:style-name="Standard">1. <text:span text:style-name="T2">Profissional da prefeitura</text:span> acessa a tela de</text:p>
      <text:p text:style-name="Standard"><text:soft-page-break/>alterar cadastro <text:span text:style-name="T235">profissional</text:span>, através da tela de</text:p>
      <text:p text:style-name="Standard">menu <text:span text:style-name="T280">profissional </text:span>T0<text:span text:style-name="T280">1</text:span>-02.</text:p>
      <text:p text:style-name="Standard"><text:tab/><text:tab/><text:tab/><text:tab/><text:tab/><text:tab/><text:tab/><text:tab/>2. Sistema carrega a tela de alterar cadastro</text:p>
      <text:p text:style-name="Standard"><text:tab/><text:tab/><text:tab/><text:tab/><text:tab/><text:tab/><text:tab/><text:tab/><text:span text:style-name="T236">profissional </text:span>T0<text:span text:style-name="T281">3</text:span>-0<text:span text:style-name="T281">2</text:span>.</text:p>
      <text:p text:style-name="Standard">3. <text:span text:style-name="T28">Profissional</text:span> preenche o formulário de cadastro</text:p>
      <text:p text:style-name="Standard">(tela T0<text:span text:style-name="T281">3</text:span>-0<text:span text:style-name="T281">2</text:span>)</text:p>
      <text:p text:style-name="Standard"><text:tab/><text:tab/><text:tab/><text:tab/><text:tab/><text:tab/><text:tab/><text:tab/>4. Sistema valida os campos preenchidos <text:span text:style-name="T237">e</text:span><text:tab/><text:tab/><text:tab/><text:tab/><text:tab/><text:tab/><text:tab/><text:tab/><text:tab/>atualiza o <text:span text:style-name="T2">profissional da prefeitura</text:span> no <text:tab/><text:tab/><text:tab/><text:tab/><text:tab/><text:tab/><text:tab/><text:tab/><text:tab/>sistema.</text:p>
      <text:p text:style-name="Standard"><text:tab/><text:tab/><text:tab/><text:tab/><text:tab/><text:tab/><text:tab/><text:tab/>5. Sistema carrega a tela de menu T0<text:span text:style-name="T281">1</text:span>-02, <text:tab/><text:tab/><text:tab/><text:tab/><text:tab/><text:tab/><text:tab/><text:tab/><text:tab/>informando o estado da operação.</text:p>
      <text:p text:style-name="P1"/>
      <text:p text:style-name="P1">Fluxo Alternativo:</text:p>
      <text:p text:style-name="P59">3. Erro: <text:span text:style-name="T238">d</text:span>ados cadastrais inválidos, carrega a</text:p>
      <text:p text:style-name="P59">respectiva tela indicando quais dados estão </text:p>
      <text:p text:style-name="P59">inválidos e por quê.</text:p>
      <text:p text:style-name="P59"><text:span text:style-name="T86">3. Cancelamento: </text:span><text:span text:style-name="T87">s</text:span><text:span text:style-name="T86">istema carrega a tela de</text:span></text:p>
      <text:p text:style-name="P69">menu <text:span text:style-name="T281">profissional </text:span>T0<text:span text:style-name="T281">1</text:span>-0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Fine_20_Dashed" draw:display-name="Fine Dashed" draw:style="rect" draw:dots1="1" draw:dots1-length="0.288cm" draw:dots2="1" draw:dots2-length="0.288cm" draw:distance="0.288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RYBECZ</meta:initial-creator>
    <meta:creation-date>2012-11-21T15:11:24</meta:creation-date>
    <dc:date>2013-08-15T14:13:53</dc:date>
    <meta:editing-duration>PT20H24M14S</meta:editing-duration>
    <meta:editing-cycles>1155</meta:editing-cycles>
    <meta:generator>LibreOffice/4.0.4.2$Linux_X86_64 LibreOffice_project/400m0$Build-2</meta:generator>
    <dc:creator>BRUNO PRYBECZ</dc:creator>
    <meta:document-statistic meta:table-count="0" meta:image-count="0" meta:object-count="0" meta:page-count="14" meta:paragraph-count="465" meta:word-count="3903" meta:character-count="26925" meta:non-whitespace-character-count="21998"/>
  </office:meta>
</office:document-meta>
</file>